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  <style:font-face style:name="Arial Cyr1" svg:font-family="&quot;Arial Cyr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Cyr" style:font-name-asian="Arial Cyr" style:font-name-complex="Arial Cy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Cyr" style:font-name-asian="Arial Cyr" style:font-name-complex="Arial Cyr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1">
      <style:table-cell-properties fo:border="thin solid #000000" fo:background-color="transparent"/>
    </style:style>
    <style:style style:name="ce13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/>
    <style:style style:name="ce15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/>
    </style:style>
    <style:style style:name="ce16" style:family="table-cell" style:parent-style-name="Excel_32_Built-in_32_Normal" style:data-style-name="N0">
      <style:table-cell-properties style:vertical-align="automatic" fo:background-color="transparent"/>
      <style:text-properties style:font-name="Arial Cyr1" style:font-name-asian="Arial Cyr1" style:font-name-complex="Arial Cyr1" fo:font-size="10pt" style:font-size-asian="10pt" style:font-size-complex="10pt"/>
    </style:style>
    <style:style style:name="ce1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Cyr1" style:font-name-asian="Arial Cyr1" style:font-name-complex="Arial Cyr1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Cyr1" style:font-name-asian="Arial Cyr1" style:font-name-complex="Arial Cyr1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Cyr1" style:font-name-asian="Arial Cyr1" style:font-name-complex="Arial Cyr1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2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/>
    </style:style>
    <style:style style:name="ce25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Arial Cyr1" style:font-name-asian="Arial Cyr1" style:font-name-complex="Arial Cyr1" fo:font-size="14pt" style:font-size-asian="14pt" style:font-size-complex="14pt"/>
    </style:style>
    <style:style style:name="ce2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style:font-name="Arial Cyr1" style:font-name-asian="Arial Cyr1" style:font-name-complex="Arial Cyr1" fo:font-size="12pt" style:font-size-asian="12pt" style:font-size-complex="12pt"/>
    </style:style>
    <style:style style:name="ce27" style:family="table-cell" style:parent-style-name="Default" style:data-style-name="N1">
      <style:table-cell-properties fo:border="thin solid #000000"/>
    </style:style>
    <style:style style:name="ce28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31" style:family="table-cell" style:parent-style-name="Excel_32_Built-in_32_Normal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fo:background-color="transparent"/>
      <style:text-properties style:font-name="Arial Cyr" style:font-name-asian="Arial Cyr" style:font-name-complex="Arial Cyr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="thin solid #000000" fo:background-color="#FFFFFF"/>
      <style:text-properties style:font-name="Arial Cyr" style:font-name-asian="Arial Cyr" style:font-name-complex="Arial Cyr"/>
    </style:style>
    <style:style style:name="ce36" style:family="table-cell" style:parent-style-name="Excel_32_Built-in_32_Normal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8" style:family="table-cell" style:parent-style-name="Excel_32_Built-in_32_Normal" style:data-style-name="N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Cyr" style:font-name-asian="Arial Cyr" style:font-name-complex="Arial Cyr" fo:font-size="9pt" style:font-size-asian="9pt" style:font-size-complex="9pt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9pt" style:font-size-asian="9pt" style:font-size-complex="9pt"/>
    </style:style>
    <style:style style:name="ce42" style:family="table-cell" style:parent-style-name="Excel_32_Built-in_32_Normal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43" style:family="table-cell" style:parent-style-name="Excel_32_Built-in_32_Normal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 Cyr" style:font-name-asian="Arial Cyr" style:font-name-complex="Arial Cyr"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9pt" style:font-size-asian="9pt" style:font-size-complex="9pt"/>
    </style:style>
    <style:style style:name="ce47" style:family="table-cell" style:parent-style-name="Excel_32_Built-in_32_Normal" style:data-style-name="N1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 Cyr" style:font-name-asian="Arial Cyr" style:font-name-complex="Arial Cyr" fo:font-size="9pt" style:font-size-asian="9pt" style:font-size-complex="9pt"/>
    </style:style>
    <style:style style:name="ce48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49" style:family="table-cell" style:parent-style-name="Default" style:data-style-name="N1">
      <style:table-cell-properties fo:border="thin solid #000000" fo:background-color="#FFFF00"/>
    </style:style>
    <style:style style:name="ce50" style:family="table-cell" style:parent-style-name="Default" style:data-style-name="N0">
      <style:table-cell-properties fo:border="thin solid #000000" fo:background-color="#FFFF00"/>
    </style:style>
    <style:style style:name="ce51" style:family="table-cell" style:parent-style-name="Default" style:data-style-name="N0">
      <style:table-cell-properties fo:border="thin solid #000000" fo:background-color="#FFFF00"/>
      <style:text-properties fo:color="#000000" style:font-name="Arial Cyr" style:font-name-asian="Arial Cyr" style:font-name-complex="Arial Cyr"/>
    </style:style>
    <style:style style:name="ce52" style:family="table-cell" style:parent-style-name="Default" style:data-style-name="N0">
      <style:table-cell-properties fo:border="thin solid #000000" fo:background-color="transparent"/>
      <style:text-properties fo:color="#000000" style:font-name="Arial Cyr" style:font-name-asian="Arial Cyr" style:font-name-complex="Arial Cyr"/>
    </style:style>
    <style:style style:name="ce53" style:family="table-cell" style:parent-style-name="Default" style:data-style-name="N0">
      <style:table-cell-properties fo:border="thin solid #000000" fo:background-color="#FFFF00"/>
      <style:text-properties fo:font-size="9pt" style:font-size-asian="9pt" style:font-size-complex="9pt"/>
    </style:style>
    <style:style style:name="ce54" style:family="table-cell" style:parent-style-name="Default" style:data-style-name="N38">
      <style:table-cell-properties fo:border="thin solid #000000"/>
    </style:style>
    <style:style style:name="ce55" style:family="table-cell" style:parent-style-name="Default" style:data-style-name="N38">
      <style:table-cell-properties fo:border="thin solid #000000" fo:background-color="#FFFF00"/>
    </style:style>
    <style:style style:name="ce56" style:family="table-cell" style:parent-style-name="Default" style:data-style-name="N38"/>
    <style:style style:name="ce5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5875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59291666666667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1.031875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2.56645833333333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3.22791666666667cm" style:use-optimal-column-width="true"/>
    </style:style>
    <style:style style:name="co25" style:family="table-column">
      <style:table-column-properties fo:break-before="auto" style:column-width="2.09020833333333cm" style:use-optimal-column-width="true"/>
    </style:style>
    <style:style style:name="co26" style:family="table-column">
      <style:table-column-properties fo:break-before="auto" style:column-width="1.2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1.08479166666667cm"/>
    </style:style>
    <style:style style:name="co29" style:family="table-column">
      <style:table-column-properties fo:break-before="auto" style:column-width="1.11125cm"/>
    </style:style>
    <style:style style:name="co30" style:family="table-column">
      <style:table-column-properties fo:break-before="auto" style:column-width="1.61395833333333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349375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0.926041666666667cm"/>
    </style:style>
    <style:style style:name="co35" style:family="table-column">
      <style:table-column-properties fo:break-before="auto" style:column-width="1.29645833333333cm"/>
    </style:style>
    <style:style style:name="co36" style:family="table-column">
      <style:table-column-properties fo:break-before="auto" style:column-width="0.978958333333333cm"/>
    </style:style>
    <style:style style:name="co37" style:family="table-column">
      <style:table-column-properties fo:break-before="auto" style:column-width="1.32291666666667cm"/>
    </style:style>
    <style:style style:name="co38" style:family="table-column">
      <style:table-column-properties fo:break-before="auto" style:column-width="0.9525cm"/>
    </style:style>
    <style:style style:name="co39" style:family="table-column">
      <style:table-column-properties fo:break-before="auto" style:column-width="1.16416666666667cm"/>
    </style:style>
    <style:style style:name="co40" style:family="table-column">
      <style:table-column-properties fo:break-before="auto" style:column-width="0.87312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5.8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23.4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4.7pt" style:use-optimal-row-height="false" fo:break-before="auto"/>
    </style:style>
    <style:style style:name="ro14" style:family="table-row">
      <style:table-row-properties style:row-height="97.65pt" style:use-optimal-row-height="false" fo:break-before="auto"/>
    </style:style>
    <style:style style:name="ro15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false"/>
      <table:table table:name="Упр_1_Точность" table:style-name="ta1">
        <table:shapes>
          <draw:frame xmlns:presentation="urn:oasis:names:tc:opendocument:xmlns:presentation:1.0" draw:z-index="1" draw:id="id0" draw:style-name="a6" draw:name="TextBox 1" svg:x="3.45591in" svg:y="0.04685in" svg:width="3.23386in" svg:height="0.69291in">
            <draw:text-box>
              <text:p text:style-name="a1" text:class-names="" text:cond-style-name=""><text:span text:style-name="a0" text:class-names="">Кубок Ленинградской области</text:span></text:p>
              <text:p text:style-name="a3" text:class-names="" text:cond-style-name=""><text:span text:style-name="a2" text:class-names="">по спорту сверхлегкой авиации</text:span></text:p>
              <text:p text:style-name="a5" text:class-names="" text:cond-style-name=""><text:span text:style-name="a4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" draw:style-name="a13" draw:name="TextBox 2" svg:x="0.68268in" svg:y="0.76024in" svg:width="4.99134in" svg:height="0.60433in">
            <draw:text-box>
              <text:p text:style-name="a8" text:class-names="" text:cond-style-name=""><text:span text:style-name="a7" text:class-names="">Протокол</text:span></text:p>
              <text:p text:style-name="a12" text:class-names="" text:cond-style-name=""><text:span text:style-name="a9" text:class-names="">Упражнение № 1"</text:span><text:span text:style-name="a10" text:class-names="">Точность посадки с отключенным двигателем в круг диаметром 6,5 <text:s text:c="1"/>метра от его центра</text:span><text:span text:style-name="a11" text:class-names="">"</text:span></text:p>
            </draw:text-box>
            <svg:desc/>
          </draw:frame>
          <draw:frame xmlns:presentation="urn:oasis:names:tc:opendocument:xmlns:presentation:1.0" draw:z-index="3" draw:id="id2" draw:style-name="a22" draw:name="TextBox 3" svg:x="0.14012in" svg:y="0.04167in" svg:width="2.37913in" svg:height="0.96875in">
            <draw:text-box>
              <text:p text:style-name="a15" text:class-names="" text:cond-style-name=""><text:span text:style-name="a14" text:class-names="">УТВЕРЖДАЮ</text:span></text:p>
              <text:p text:style-name="a17" text:class-names="" text:cond-style-name=""><text:span text:style-name="a16" text:class-names="">Начальник соревнований</text:span></text:p>
              <text:p text:style-name="a19" text:class-names="" text:cond-style-name=""><text:span text:style-name="a18" text:class-names="">__________________Федулов А.М..<text:line-break/></text:span></text:p>
              <text:p text:style-name="a21" text:class-names="" text:cond-style-name=""><text:span text:style-name="a20" text:class-names="">______________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ce3"/>
        <table:table-column table:style-name="co5" table:number-columns-repeated="2" table:default-cell-style-name="ce1"/>
        <table:table-column table:style-name="co6" table:number-columns-repeated="16375" table:default-cell-style-name="ce1"/>
        <table:table-row table:style-name="ro1">
          <table:table-cell table:number-columns-spanned="2" table:number-rows-spanned="1" table:style-name="ce14"/>
          <table:covered-table-cell/>
          <table:table-cell table:number-columns-repeated="2" table:style-name="ce2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repeated="4" table:style-name="ce2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14"/>
          <table:covered-table-cell table:number-columns-repeated="2"/>
          <table:table-cell table:style-name="ce4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3" table:style-name="ce4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3">
          <table:table-cell table:number-columns-repeated="4" table:style-name="ce4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4">
          <table:table-cell office:value-type="string" table:style-name="ce5">
            <text:p>Ст.№</text:p>
          </table:table-cell>
          <table:table-cell office:value-type="string" table:style-name="ce6">
            <text:p>Фамилия, И.О.</text:p>
          </table:table-cell>
          <table:table-cell office:value-type="string" table:style-name="ce6">
            <text:p>Регион</text:p>
          </table:table-cell>
          <table:table-cell office:value-type="string" table:style-name="ce7">
            <text:p>Класс СЛА</text:p>
          </table:table-cell>
          <table:table-cell office:value-type="string" table:style-name="ce8">
            <text:p>Время снижения</text:p>
          </table:table-cell>
          <table:table-cell office:value-type="string" table:style-name="ce9">
            <text:p>Очки за взлет</text:p>
          </table:table-cell>
          <table:table-cell office:value-type="string" table:style-name="ce9">
            <text:p>Очки за посадку</text:p>
          </table:table-cell>
          <table:table-cell office:value-type="string" table:style-name="ce8">
            <text:p>Итого</text:p>
          </table:table-cell>
          <table:table-cell office:value-type="string" table:style-name="ce8">
            <text:p>% участника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37">
            <text:p>5</text:p>
          </table:table-cell>
          <table:table-cell office:value-type="string" table:style-name="ce29">
            <text:p>Пудов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250" table:style-name="ce12">
            <text:p>250</text:p>
          </table:table-cell>
          <table:table-cell office:value-type="float" office:value="500" table:formula="msoxl:=F8+G8" table:style-name="ce27">
            <text:p>500</text:p>
          </table:table-cell>
          <table:table-cell office:value-type="float" office:value="100" table:formula="msoxl:=H8/$H$8*100" table:style-name="ce13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29">
            <text:p>Морозо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250" table:style-name="ce12">
            <text:p>250</text:p>
          </table:table-cell>
          <table:table-cell office:value-type="float" office:value="500" table:formula="msoxl:=F9+G9" table:style-name="ce27">
            <text:p>500</text:p>
          </table:table-cell>
          <table:table-cell office:value-type="float" office:value="100" table:formula="msoxl:=H9/$H$8*100" table:style-name="ce13">
            <text:p>100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29">
            <text:p>Коваленко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250" table:style-name="ce12">
            <text:p>250</text:p>
          </table:table-cell>
          <table:table-cell office:value-type="float" office:value="500" table:formula="msoxl:=F10+G10" table:style-name="ce27">
            <text:p>500</text:p>
          </table:table-cell>
          <table:table-cell office:value-type="float" office:value="100" table:formula="msoxl:=H10/$H$8*100" table:style-name="ce13">
            <text:p>100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string" table:style-name="ce29">
            <text:p>Столяро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75" table:style-name="ce12">
            <text:p>175</text:p>
          </table:table-cell>
          <table:table-cell office:value-type="float" office:value="425" table:formula="msoxl:=F11+G11" table:style-name="ce27">
            <text:p>425</text:p>
          </table:table-cell>
          <table:table-cell office:value-type="float" office:value="85" table:formula="msoxl:=H11/$H$8*100" table:style-name="ce13">
            <text:p>85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string" table:style-name="ce29">
            <text:p>Смирно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00" table:style-name="ce12">
            <text:p>100</text:p>
          </table:table-cell>
          <table:table-cell office:value-type="float" office:value="350" table:formula="msoxl:=F12+G12" table:style-name="ce27">
            <text:p>350</text:p>
          </table:table-cell>
          <table:table-cell office:value-type="float" office:value="70" table:formula="msoxl:=H12/$H$8*100" table:style-name="ce13">
            <text:p>70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string" table:style-name="ce29">
            <text:p>Агер Р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00" table:style-name="ce12">
            <text:p>100</text:p>
          </table:table-cell>
          <table:table-cell office:value-type="float" office:value="350" table:formula="msoxl:=F13+G13" table:style-name="ce27">
            <text:p>350</text:p>
          </table:table-cell>
          <table:table-cell office:value-type="float" office:value="70" table:formula="msoxl:=H13/$H$8*100" table:style-name="ce13">
            <text:p>70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float" office:value="3" table:style-name="ce37">
            <text:p>3</text:p>
          </table:table-cell>
          <table:table-cell office:value-type="string" table:style-name="ce29">
            <text:p>Ил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14+G14" table:style-name="ce27">
            <text:p>250</text:p>
          </table:table-cell>
          <table:table-cell office:value-type="float" office:value="50" table:formula="msoxl:=H14/$H$8*100" table:style-name="ce13">
            <text:p>50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4">
            <text:p>Козыре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15+G15" table:style-name="ce27">
            <text:p>250</text:p>
          </table:table-cell>
          <table:table-cell office:value-type="float" office:value="50" table:formula="msoxl:=H15/$H$8*100" table:style-name="ce13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29">
            <text:p>Храмченко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16+G16" table:style-name="ce27">
            <text:p>250</text:p>
          </table:table-cell>
          <table:table-cell office:value-type="float" office:value="50" table:formula="msoxl:=H16/$H$8*100" table:style-name="ce13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29">
            <text:p>Агантае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17+G17" table:style-name="ce27">
            <text:p>250</text:p>
          </table:table-cell>
          <table:table-cell office:value-type="float" office:value="50" table:formula="msoxl:=H17/$H$8*100" table:style-name="ce13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13" table:style-name="ce57">
            <text:p>13</text:p>
          </table:table-cell>
          <table:table-cell office:value-type="string" table:style-name="ce29">
            <text:p>Бычк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75" table:style-name="ce12">
            <text:p>175</text:p>
          </table:table-cell>
          <table:table-cell office:value-type="float" office:value="425" table:formula="msoxl:=F18+G18" table:style-name="ce27">
            <text:p>425</text:p>
          </table:table-cell>
          <table:table-cell office:value-type="float" office:value="100" table:formula="msoxl:=H18/$H$18*100" table:style-name="ce13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4">
            <text:p>Коваленко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00" table:style-name="ce12">
            <text:p>100</text:p>
          </table:table-cell>
          <table:table-cell office:value-type="float" office:value="350" table:formula="msoxl:=F19+G19" table:style-name="ce27">
            <text:p>350</text:p>
          </table:table-cell>
          <table:table-cell office:value-type="float" office:value="82.35294117647058" table:formula="msoxl:=H19/$H$18*100" table:style-name="ce13">
            <text:p>8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2" table:style-name="ce37">
            <text:p>12</text:p>
          </table:table-cell>
          <table:table-cell office:value-type="string" table:style-name="ce29">
            <text:p>Николае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20+G20" table:style-name="ce27">
            <text:p>250</text:p>
          </table:table-cell>
          <table:table-cell office:value-type="float" office:value="58.82352941176471" table:formula="msoxl:=H20/$H$18*100" table:style-name="ce13">
            <text:p>59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29">
            <text:p>Ньорба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21+G21" table:style-name="ce27">
            <text:p>250</text:p>
          </table:table-cell>
          <table:table-cell office:value-type="float" office:value="58.82352941176471" table:formula="msoxl:=H21/$H$18*100" table:style-name="ce13">
            <text:p>59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29">
            <text:p>Войлов Ю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22+G22" table:style-name="ce27">
            <text:p>250</text:p>
          </table:table-cell>
          <table:table-cell office:value-type="float" office:value="58.82352941176471" table:formula="msoxl:=H22/$H$18*100" table:style-name="ce13">
            <text:p>59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5">
          <table:table-cell office:value-type="float" office:value="16" table:style-name="ce37">
            <text:p>16</text:p>
          </table:table-cell>
          <table:table-cell office:value-type="string" table:style-name="ce40">
            <text:p>Лукашенко В. Корсунце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250" table:style-name="ce12">
            <text:p>250</text:p>
          </table:table-cell>
          <table:table-cell office:value-type="float" office:value="500" table:formula="msoxl:=F23+G23" table:style-name="ce27">
            <text:p>500</text:p>
          </table:table-cell>
          <table:table-cell office:value-type="float" office:value="100" table:formula="msoxl:=H23/$H$23*100" table:style-name="ce13">
            <text:p>100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5">
          <table:table-cell office:value-type="float" office:value="17" table:style-name="ce37">
            <text:p>17</text:p>
          </table:table-cell>
          <table:table-cell office:value-type="string" table:style-name="ce40">
            <text:p>Вихарев А. Турко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3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75" table:style-name="ce12">
            <text:p>175</text:p>
          </table:table-cell>
          <table:table-cell office:value-type="float" office:value="425" table:formula="msoxl:=F24+G24" table:style-name="ce27">
            <text:p>425</text:p>
          </table:table-cell>
          <table:table-cell office:value-type="float" office:value="85" table:formula="msoxl:=H24/$H$23*100" table:style-name="ce13">
            <text:p>85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5">
          <table:table-cell office:value-type="float" office:value="19" table:style-name="ce39">
            <text:p>19</text:p>
          </table:table-cell>
          <table:table-cell office:value-type="string" table:style-name="ce41">
            <text:p>Семенов В. 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4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175" table:style-name="ce12">
            <text:p>175</text:p>
          </table:table-cell>
          <table:table-cell office:value-type="float" office:value="425" table:formula="msoxl:=F25+G25" table:style-name="ce27">
            <text:p>425</text:p>
          </table:table-cell>
          <table:table-cell office:value-type="float" office:value="85" table:formula="msoxl:=H25/$H$23*100" table:style-name="ce13">
            <text:p>85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5">
          <table:table-cell office:value-type="float" office:value="18" table:style-name="ce5">
            <text:p>18</text:p>
          </table:table-cell>
          <table:table-cell office:value-type="string" table:style-name="ce41">
            <text:p>Осипов С. Василье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5</text:p>
          </table:table-cell>
          <table:table-cell office:value-type="string" table:style-name="ce11">
            <text:p>&gt;1 мин.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0</text:p>
          </table:table-cell>
          <table:table-cell office:value-type="float" office:value="250" table:formula="msoxl:=F26+G26" table:style-name="ce27">
            <text:p>250</text:p>
          </table:table-cell>
          <table:table-cell office:value-type="float" office:value="50" table:formula="msoxl:=H26/$H$23*100" table:style-name="ce13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number-rows-repeated="6" table:style-name="ro1">
          <table:table-cell table:number-columns-repeated="5" table:style-name="ce1"/>
          <table:table-cell table:number-columns-repeated="2" table:style-name="ce3"/>
          <table:table-cell table:number-columns-repeated="16377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Упр_2_Слалом_8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7" table:default-cell-style-name="ce1"/>
        <table:table-column table:style-name="co1" table:default-cell-style-name="ce1"/>
        <table:table-column table:style-name="co17" table:number-columns-repeated="2" table:default-cell-style-name="ce1"/>
        <table:table-column table:style-name="co1" table:number-columns-repeated="6" table:default-cell-style-name="ce1"/>
        <table:table-column table:style-name="co17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9" table:default-cell-style-name="ce1"/>
        <table:table-column table:style-name="co17" table:default-cell-style-name="ce1"/>
        <table:table-column table:style-name="co1" table:number-columns-repeated="3" table:default-cell-style-name="ce1"/>
        <table:table-column table:style-name="co6" table:number-columns-repeated="16342" table:default-cell-style-name="ce1"/>
        <table:table-row table:style-name="ro1">
          <table:table-cell office:value-type="string" table:number-columns-spanned="2" table:number-rows-spanned="1" table:style-name="ce24">
            <text:p>УТВЕРЖДАЮ</text:p>
          </table:table-cell>
          <table:covered-table-cell/>
          <table:table-cell table:number-columns-repeated="5" table:style-name="ce16"/>
          <table:table-cell table:style-name="ce15">
            <draw:frame xmlns:presentation="urn:oasis:names:tc:opendocument:xmlns:presentation:1.0" draw:z-index="1" draw:id="id3" draw:style-name="a31" draw:name="TextBox 1" svg:x="0.49252in" svg:y="0.0248in" svg:width="2.50276in" svg:height="0.68858in">
              <draw:text-box>
                <text:p text:style-name="a24" text:class-names="" text:cond-style-name=""><text:span text:style-name="a23" text:class-names="">Кубок Ленинградской области</text:span></text:p>
                <text:p text:style-name="a26" text:class-names="" text:cond-style-name=""><text:span text:style-name="a25" text:class-names="">по спорту <text:s text:c="1"/>свехлегкой авиации</text:span></text:p>
                <text:p text:style-name="a28" text:class-names="" text:cond-style-name=""><text:span text:style-name="a27" text:class-names="">(мотопарапланы, парралеты-1,2)</text:span></text:p>
                <text:p text:style-name="a30" text:class-names="" text:cond-style-name=""><text:span text:style-name="a29" text:class-names=""/></text:p>
              </draw:text-box>
              <svg:desc/>
            </draw:frame>
          </table:table-cell>
          <table:table-cell table:number-columns-repeated="7" table:style-name="ce15"/>
          <table:table-cell table:style-name="ce16"/>
          <table:table-cell table:style-name="ce15"/>
          <table:table-cell table:number-columns-repeated="16367" table:style-name="ce1"/>
        </table:table-row>
        <table:table-row table:style-name="ro1">
          <table:table-cell office:value-type="string" table:style-name="ce16">
            <text:p>Начальник соревнований</text:p>
          </table:table-cell>
          <table:table-cell table:style-name="ce15"/>
          <table:table-cell table:number-columns-repeated="5" table:style-name="ce16"/>
          <table:table-cell table:number-columns-repeated="10" table:style-name="ce15"/>
          <table:table-cell table:number-columns-repeated="16367" table:style-name="ce1"/>
        </table:table-row>
        <table:table-row table:style-name="ro1">
          <table:table-cell office:value-type="string" table:style-name="ce16">
            <text:p>__________________</text:p>
          </table:table-cell>
          <table:table-cell office:value-type="string" table:style-name="ce16">
            <text:p>__________Федулов А.М.</text:p>
          </table:table-cell>
          <table:table-cell table:number-columns-repeated="5" table:style-name="ce16"/>
          <table:table-cell table:number-columns-repeated="10" table:style-name="ce15"/>
          <table:table-cell table:number-columns-repeated="16367" table:style-name="ce1"/>
        </table:table-row>
        <table:table-row table:style-name="ro1">
          <table:table-cell office:value-type="string" table:number-columns-spanned="3" table:number-rows-spanned="1" table:style-name="ce24">
            <text:p>____________ 2017г.</text:p>
          </table:table-cell>
          <table:covered-table-cell table:number-columns-repeated="2"/>
          <table:table-cell table:number-columns-repeated="3" table:style-name="ce15"/>
          <table:table-cell table:style-name="ce16"/>
          <table:table-cell table:number-columns-spanned="7" table:number-rows-spanned="1" table:style-name="ce14"/>
          <table:covered-table-cell table:number-columns-repeated="6"/>
          <table:table-cell table:style-name="ce15"/>
          <table:table-cell table:number-columns-repeated="2" table:style-name="ce16"/>
          <table:table-cell table:number-columns-repeated="16367" table:style-name="ce1"/>
        </table:table-row>
        <table:table-row table:style-name="ro7">
          <table:table-cell office:value-type="string" table:number-columns-spanned="8" table:number-rows-spanned="1" table:style-name="ce25">
            <text:p>Протокол</text:p>
          </table:table-cell>
          <table:covered-table-cell table:number-columns-repeated="7"/>
          <table:table-cell table:number-columns-repeated="6" table:style-name="ce17"/>
          <table:table-cell table:style-name="ce15"/>
          <table:table-cell table:number-columns-repeated="2" table:style-name="ce16"/>
          <table:table-cell table:number-columns-repeated="16367" table:style-name="ce1"/>
        </table:table-row>
        <table:table-row table:style-name="ro2">
          <table:table-cell office:value-type="string" table:number-columns-spanned="8" table:number-rows-spanned="1" table:style-name="ce26">
            <text:p>Упражнение № 2 "Слалом с вешками высотой 2м" ("восемь")</text:p>
          </table:table-cell>
          <table:covered-table-cell table:number-columns-repeated="7"/>
          <table:table-cell table:number-columns-repeated="9" table:style-name="ce16"/>
          <table:table-cell table:number-columns-repeated="16367" table:style-name="ce1"/>
        </table:table-row>
        <table:table-row table:style-name="ro3">
          <table:table-cell table:number-columns-repeated="2" table:style-name="ce15"/>
          <table:table-cell table:number-columns-spanned="4" table:number-rows-spanned="1" table:style-name="ce14"/>
          <table:covered-table-cell table:number-columns-repeated="3"/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4" table:style-name="ce1"/>
          <table:table-cell table:number-columns-spanned="38" table:number-rows-spanned="1" table:style-name="ce14"/>
          <table:covered-table-cell table:number-columns-repeated="37"/>
          <table:table-cell table:number-columns-repeated="16342"/>
        </table:table-row>
        <table:table-row table:style-name="ro8">
          <table:table-cell office:value-type="string" table:style-name="ce5">
            <text:p>Ст.№</text:p>
          </table:table-cell>
          <table:table-cell office:value-type="string" table:style-name="ce18">
            <text:p>Фамилия, И.О.</text:p>
          </table:table-cell>
          <table:table-cell office:value-type="string" table:style-name="ce18">
            <text:p>Регион</text:p>
          </table:table-cell>
          <table:table-cell office:value-type="string" table:style-name="ce19">
            <text:p>Класс СЛА</text:p>
          </table:table-cell>
          <table:table-cell office:value-type="string" table:style-name="ce8">
            <text:p>кол-во вещек (пилонов)</text:p>
          </table:table-cell>
          <table:table-cell office:value-type="string" table:style-name="ce8">
            <text:p>время (сек)</text:p>
          </table:table-cell>
          <table:table-cell office:value-type="string" table:style-name="ce8">
            <text:p>К вешек</text:p>
          </table:table-cell>
          <table:table-cell office:value-type="string" table:style-name="ce8">
            <text:p>очки</text:p>
          </table:table-cell>
          <table:table-cell office:value-type="string" table:style-name="ce8">
            <text:p>очки за взлет</text:p>
          </table:table-cell>
          <table:table-cell office:value-type="string" table:style-name="ce5">
            <text:p>прим.</text:p>
          </table:table-cell>
          <table:table-cell office:value-type="string" table:style-name="ce8">
            <text:p>итог</text:p>
          </table:table-cell>
          <table:table-cell office:value-type="string" table:style-name="ce8">
            <text:p>% участника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29">
            <text:p>Морозов Д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43.17" table:style-name="ce48">
            <text:p>43.17</text:p>
          </table:table-cell>
          <table:table-cell office:value-type="float" office:value="16.886726893676162" table:formula="msoxl:=E10*E10*E10/F10" table:style-name="ce22">
            <text:p>16.89</text:p>
          </table:table-cell>
          <table:table-cell office:value-type="float" office:value="500" table:formula="msoxl:=500*G10/$G$10" table:style-name="ce22">
            <text:p>500.00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50" table:formula="msoxl:=H10+I10" table:style-name="ce13">
            <text:p>75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9">
          <table:table-cell office:value-type="float" office:value="5" table:style-name="ce37">
            <text:p>5</text:p>
          </table:table-cell>
          <table:table-cell office:value-type="string" table:style-name="ce29">
            <text:p>Пудов Н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47.25" table:style-name="ce48">
            <text:p>47.25</text:p>
          </table:table-cell>
          <table:table-cell office:value-type="float" office:value="15.428571428571429" table:formula="msoxl:=E11*E11*E11/F11" table:style-name="ce22">
            <text:p>15.43</text:p>
          </table:table-cell>
          <table:table-cell office:value-type="float" office:value="456.82539682539692" table:formula="msoxl:=500*G11/$G$10" table:style-name="ce22">
            <text:p>456.83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06.82539682539687" table:formula="msoxl:=H11+I11" table:style-name="ce13">
            <text:p>707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29">
            <text:p>Коваленко В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52.03" table:style-name="ce48">
            <text:p>52.03</text:p>
          </table:table-cell>
          <table:table-cell office:value-type="float" office:value="14.011147414952912" table:formula="msoxl:=E12*E12*E12/F12" table:style-name="ce22">
            <text:p>14.01</text:p>
          </table:table-cell>
          <table:table-cell office:value-type="float" office:value="414.85681337689806" table:formula="msoxl:=500*G12/$G$10" table:style-name="ce22">
            <text:p>414.86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664.85681337689812" table:formula="msoxl:=H12+I12" table:style-name="ce13">
            <text:p>665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string" table:style-name="ce29">
            <text:p>Столяров Е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61.37" table:style-name="ce48">
            <text:p>61.37</text:p>
          </table:table-cell>
          <table:table-cell office:value-type="float" office:value="11.878768127749716" table:formula="msoxl:=E13*E13*E13/F13" table:style-name="ce22">
            <text:p>11.88</text:p>
          </table:table-cell>
          <table:table-cell office:value-type="float" office:value="351.71908098419431" table:formula="msoxl:=500*G13/$G$10" table:style-name="ce22">
            <text:p>351.72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601.71908098419431" table:formula="msoxl:=H13+I13" table:style-name="ce13">
            <text:p>602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0">
          <table:table-cell office:value-type="float" office:value="4" table:style-name="ce37">
            <text:p>4</text:p>
          </table:table-cell>
          <table:table-cell office:value-type="string" table:style-name="ce29">
            <text:p>Смирнов С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63.25" table:style-name="ce48">
            <text:p>63.25</text:p>
          </table:table-cell>
          <table:table-cell office:value-type="float" office:value="11.525691699604742" table:formula="msoxl:=E14*E14*E14/F14" table:style-name="ce22">
            <text:p>11.53</text:p>
          </table:table-cell>
          <table:table-cell office:value-type="float" office:value="341.26482213438737" table:formula="msoxl:=500*G14/$G$10" table:style-name="ce22">
            <text:p>341.26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591.26482213438737" table:formula="msoxl:=H14+I14" table:style-name="ce13">
            <text:p>591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string" table:style-name="ce29">
            <text:p>Агер Р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65.290000000000006" table:style-name="ce48">
            <text:p>65.29</text:p>
          </table:table-cell>
          <table:table-cell office:value-type="float" office:value="11.165568999846837" table:formula="msoxl:=E15*E15*E15/F15" table:style-name="ce22">
            <text:p>11.17</text:p>
          </table:table-cell>
          <table:table-cell office:value-type="float" office:value="330.60192985143209" table:formula="msoxl:=500*G15/$G$10" table:style-name="ce22">
            <text:p>330.60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580.60192985143203" table:formula="msoxl:=H15+I15" table:style-name="ce13">
            <text:p>581</text:p>
          </table:table-cell>
          <table:table-cell table:style-name="ce13"/>
          <table:table-cell office:value-type="float" office:value="6" table:style-name="ce1">
            <text:p>6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37">
            <text:p>3</text:p>
          </table:table-cell>
          <table:table-cell office:value-type="string" table:style-name="ce29">
            <text:p>Ил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69.22" table:style-name="ce48">
            <text:p>69.22</text:p>
          </table:table-cell>
          <table:table-cell office:value-type="float" office:value="10.531638254839642" table:formula="msoxl:=E16*E16*E16/F16" table:style-name="ce22">
            <text:p>10.53</text:p>
          </table:table-cell>
          <table:table-cell office:value-type="float" office:value="311.83184050852356" table:formula="msoxl:=500*G16/$G$10" table:style-name="ce22">
            <text:p>311.83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561.83184050852356" table:formula="msoxl:=H16+I16" table:style-name="ce13">
            <text:p>562</text:p>
          </table:table-cell>
          <table:table-cell table:style-name="ce13"/>
          <table:table-cell office:value-type="float" office:value="7" table:style-name="ce1">
            <text:p>7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4">
            <text:p>Козырев А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9" table:style-name="ce13">
            <text:p>9</text:p>
          </table:table-cell>
          <table:table-cell office:value-type="float" office:value="86.37" table:style-name="ce48">
            <text:p>86.37</text:p>
          </table:table-cell>
          <table:table-cell office:value-type="float" office:value="8.4404307051059391" table:formula="msoxl:=E17*E17*E17/F17" table:style-name="ce22">
            <text:p>8.44</text:p>
          </table:table-cell>
          <table:table-cell office:value-type="float" office:value="249.91316429315734" table:formula="msoxl:=500*G17/$G$10" table:style-name="ce22">
            <text:p>249.91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499.91316429315737" table:formula="msoxl:=H17+I17" table:style-name="ce13">
            <text:p>500</text:p>
          </table:table-cell>
          <table:table-cell table:style-name="ce13"/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table:style-name="ce20"/>
          <table:table-cell office:value-type="string" table:style-name="ce29">
            <text:p>Храмченко С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8" table:style-name="ce13">
            <text:p>8</text:p>
          </table:table-cell>
          <table:table-cell office:value-type="float" office:value="105.07" table:style-name="ce48">
            <text:p>105.07</text:p>
          </table:table-cell>
          <table:table-cell office:value-type="float" office:value="4.8729418482916156" table:formula="msoxl:=E18*E18*E18/F18" table:style-name="ce22">
            <text:p>4.87</text:p>
          </table:table-cell>
          <table:table-cell office:value-type="float" office:value="144.2831958784287" table:formula="msoxl:=500*G18/$G$10" table:style-name="ce22">
            <text:p>144.28</text:p>
          </table:table-cell>
          <table:table-cell office:value-type="float" office:value="170" table:style-name="ce13">
            <text:p>170</text:p>
          </table:table-cell>
          <table:table-cell table:style-name="ce23"/>
          <table:table-cell office:value-type="float" office:value="314.28319587842873" table:formula="msoxl:=H18+I18" table:style-name="ce13">
            <text:p>314</text:p>
          </table:table-cell>
          <table:table-cell table:style-name="ce13"/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table:style-name="ce20"/>
          <table:table-cell office:value-type="string" table:style-name="ce29">
            <text:p>Агантаев Е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F-1</text:p>
          </table:table-cell>
          <table:table-cell office:value-type="float" office:value="8" table:style-name="ce13">
            <text:p>8</text:p>
          </table:table-cell>
          <table:table-cell office:value-type="float" office:value="111.38" table:style-name="ce48">
            <text:p>111.38</text:p>
          </table:table-cell>
          <table:table-cell office:value-type="float" office:value="4.5968755611420367" table:formula="msoxl:=E19*E19*E19/F19" table:style-name="ce22">
            <text:p>4.60</text:p>
          </table:table-cell>
          <table:table-cell office:value-type="float" office:value="136.10913441323851" table:formula="msoxl:=500*G19/$G$10" table:style-name="ce22">
            <text:p>136.11</text:p>
          </table:table-cell>
          <table:table-cell office:value-type="float" office:value="90" table:style-name="ce13">
            <text:p>90</text:p>
          </table:table-cell>
          <table:table-cell table:style-name="ce23"/>
          <table:table-cell office:value-type="float" office:value="226.10913441323851" table:formula="msoxl:=H19+I19" table:style-name="ce13">
            <text:p>226</text:p>
          </table:table-cell>
          <table:table-cell table:style-name="ce13"/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float" office:value="12" table:style-name="ce37">
            <text:p>12</text:p>
          </table:table-cell>
          <table:table-cell office:value-type="string" table:style-name="ce29">
            <text:p>Николаев В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1</text:p>
          </table:table-cell>
          <table:table-cell office:value-type="float" office:value="9" table:style-name="ce13">
            <text:p>9</text:p>
          </table:table-cell>
          <table:table-cell office:value-type="float" office:value="49.87" table:style-name="ce48">
            <text:p>49.87</text:p>
          </table:table-cell>
          <table:table-cell office:value-type="float" office:value="14.618006817726089" table:formula="msoxl:=E20*E20*E20/F20" table:style-name="ce22">
            <text:p>14.62</text:p>
          </table:table-cell>
          <table:table-cell office:value-type="float" office:value="500" table:formula="msoxl:=500*G20/$G$20" table:style-name="ce22">
            <text:p>500.00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50" table:formula="msoxl:=H20+I20" table:style-name="ce13">
            <text:p>75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29">
            <text:p>Бычков А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1</text:p>
          </table:table-cell>
          <table:table-cell office:value-type="float" office:value="9" table:style-name="ce13">
            <text:p>9</text:p>
          </table:table-cell>
          <table:table-cell office:value-type="float" office:value="53.39" table:style-name="ce48">
            <text:p>53.39</text:p>
          </table:table-cell>
          <table:table-cell office:value-type="float" office:value="13.654242367484548" table:formula="msoxl:=E21*E21*E21/F21" table:style-name="ce22">
            <text:p>13.65</text:p>
          </table:table-cell>
          <table:table-cell office:value-type="float" office:value="467.03502528563394" table:formula="msoxl:=500*G21/$G$20" table:style-name="ce22">
            <text:p>467.04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17.03502528563399" table:formula="msoxl:=H21+I21" table:style-name="ce13">
            <text:p>717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4">
            <text:p>Коваленко Н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1</text:p>
          </table:table-cell>
          <table:table-cell office:value-type="float" office:value="9" table:style-name="ce13">
            <text:p>9</text:p>
          </table:table-cell>
          <table:table-cell office:value-type="float" office:value="67.430000000000007" table:style-name="ce48">
            <text:p>67.43</text:p>
          </table:table-cell>
          <table:table-cell office:value-type="float" office:value="10.811211626872311" table:formula="msoxl:=E22*E22*E22/F22" table:style-name="ce22">
            <text:p>10.81</text:p>
          </table:table-cell>
          <table:table-cell office:value-type="float" office:value="369.79089426071477" table:formula="msoxl:=500*G22/$G$20" table:style-name="ce22">
            <text:p>369.79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619.79089426071482" table:formula="msoxl:=H22+I22" table:style-name="ce13">
            <text:p>620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0"/>
          <table:table-cell office:value-type="string" table:style-name="ce29">
            <text:p>Ньорба В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1</text:p>
          </table:table-cell>
          <table:table-cell office:value-type="float" office:value="9" table:style-name="ce13">
            <text:p>9</text:p>
          </table:table-cell>
          <table:table-cell office:value-type="float" office:value="75.19" table:style-name="ce22">
            <text:p>75.19</text:p>
          </table:table-cell>
          <table:table-cell office:value-type="float" office:value="9.6954382231679741" table:formula="msoxl:=E23*E23*E23/F23" table:style-name="ce22">
            <text:p>9.70</text:p>
          </table:table-cell>
          <table:table-cell office:value-type="float" office:value="331.62654608325573" table:formula="msoxl:=500*G23/$G$20" table:style-name="ce22">
            <text:p>331.63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581.62654608325579" table:formula="msoxl:=H23+I23" table:style-name="ce13">
            <text:p>582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0"/>
          <table:table-cell office:value-type="string" table:style-name="ce29">
            <text:p>Войлов Ю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1</text:p>
          </table:table-cell>
          <table:table-cell office:value-type="float" office:value="9" table:style-name="ce13">
            <text:p>9</text:p>
          </table:table-cell>
          <table:table-cell office:value-type="float" office:value="77.569999999999993" table:style-name="ce22">
            <text:p>77.57</text:p>
          </table:table-cell>
          <table:table-cell office:value-type="float" office:value="9.3979631300760609" table:formula="msoxl:=E24*E24*E24/F24" table:style-name="ce22">
            <text:p>9.40</text:p>
          </table:table-cell>
          <table:table-cell office:value-type="float" office:value="321.45159211035195" table:formula="msoxl:=500*G24/$G$20" table:style-name="ce22">
            <text:p>321.45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571.45159211035195" table:formula="msoxl:=H24+I24" table:style-name="ce13">
            <text:p>571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5">
          <table:table-cell office:value-type="float" office:value="17" table:style-name="ce37">
            <text:p>17</text:p>
          </table:table-cell>
          <table:table-cell office:value-type="string" table:style-name="ce40">
            <text:p>Вихарев А. Турков В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2</text:p>
          </table:table-cell>
          <table:table-cell office:value-type="float" office:value="9" table:style-name="ce13">
            <text:p>9</text:p>
          </table:table-cell>
          <table:table-cell office:value-type="float" office:value="72.33" table:style-name="ce48">
            <text:p>72.33</text:p>
          </table:table-cell>
          <table:table-cell office:value-type="float" office:value="10.078805474906678" table:formula="msoxl:=E25*E25*E25/F25" table:style-name="ce22">
            <text:p>10.08</text:p>
          </table:table-cell>
          <table:table-cell office:value-type="float" office:value="499.99999999999994" table:formula="msoxl:=500*G25/$G$25" table:style-name="ce22">
            <text:p>500.00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50" table:formula="msoxl:=H25+I25" table:style-name="ce13">
            <text:p>75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5">
          <table:table-cell office:value-type="float" office:value="16" table:style-name="ce37">
            <text:p>16</text:p>
          </table:table-cell>
          <table:table-cell office:value-type="string" table:style-name="ce40">
            <text:p>Лукашенко В. Корсунцев С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2</text:p>
          </table:table-cell>
          <table:table-cell office:value-type="float" office:value="9" table:style-name="ce13">
            <text:p>9</text:p>
          </table:table-cell>
          <table:table-cell office:value-type="float" office:value="77.87" table:style-name="ce48">
            <text:p>77.87</text:p>
          </table:table-cell>
          <table:table-cell office:value-type="float" office:value="9.3617567741106971" table:formula="msoxl:=E26*E26*E26/F26" table:style-name="ce22">
            <text:p>9.36</text:p>
          </table:table-cell>
          <table:table-cell office:value-type="float" office:value="464.4278926415821" table:formula="msoxl:=500*G26/$G$25" table:style-name="ce22">
            <text:p>464.43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14.42789264158205" table:formula="msoxl:=H26+I26" table:style-name="ce13">
            <text:p>714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5">
          <table:table-cell office:value-type="float" office:value="19" table:style-name="ce39">
            <text:p>19</text:p>
          </table:table-cell>
          <table:table-cell office:value-type="string" table:style-name="ce41">
            <text:p>Семенов В. 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2</text:p>
          </table:table-cell>
          <table:table-cell office:value-type="float" office:value="9" table:style-name="ce13">
            <text:p>9</text:p>
          </table:table-cell>
          <table:table-cell office:value-type="float" office:value="79.23" table:style-name="ce48">
            <text:p>79.23</text:p>
          </table:table-cell>
          <table:table-cell office:value-type="float" office:value="9.2010602044680034" table:formula="msoxl:=E27*E27*E27/F27" table:style-name="ce22">
            <text:p>9.20</text:p>
          </table:table-cell>
          <table:table-cell office:value-type="float" office:value="456.45588792124187" table:formula="msoxl:=500*G27/$G$25" table:style-name="ce22">
            <text:p>456.46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706.45588792124181" table:formula="msoxl:=H27+I27" table:style-name="ce13">
            <text:p>706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5">
          <table:table-cell office:value-type="float" office:value="18" table:style-name="ce20">
            <text:p>18</text:p>
          </table:table-cell>
          <table:table-cell office:value-type="string" table:style-name="ce41">
            <text:p>Осипов С. Васильев Д.</text:p>
          </table:table-cell>
          <table:table-cell office:value-type="string" table:style-name="ce29">
            <text:p>Лен. Обл.</text:p>
          </table:table-cell>
          <table:table-cell office:value-type="string" table:style-name="ce21">
            <text:p>PL-2</text:p>
          </table:table-cell>
          <table:table-cell office:value-type="float" office:value="9" table:style-name="ce13">
            <text:p>9</text:p>
          </table:table-cell>
          <table:table-cell office:value-type="float" office:value="84.47" table:style-name="ce48">
            <text:p>84.47</text:p>
          </table:table-cell>
          <table:table-cell office:value-type="float" office:value="8.6302829406890016" table:formula="msoxl:=E28*E28*E28/F28" table:style-name="ce22">
            <text:p>8.63</text:p>
          </table:table-cell>
          <table:table-cell office:value-type="float" office:value="428.1401681070202" table:formula="msoxl:=500*G28/$G$25" table:style-name="ce22">
            <text:p>428.14</text:p>
          </table:table-cell>
          <table:table-cell office:value-type="float" office:value="250" table:style-name="ce13">
            <text:p>250</text:p>
          </table:table-cell>
          <table:table-cell table:style-name="ce23"/>
          <table:table-cell office:value-type="float" office:value="678.14016810702014" table:formula="msoxl:=H28+I28" table:style-name="ce13">
            <text:p>678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Упр_3_Короткий_взлет" table:style-name="ta2">
        <table:shapes>
          <draw:frame xmlns:presentation="urn:oasis:names:tc:opendocument:xmlns:presentation:1.0" draw:z-index="1" draw:id="id4" draw:style-name="a38" draw:name="TextBox 1" svg:x="2.2in" svg:y="0in" svg:width="3.23386in" svg:height="0.69291in">
            <draw:text-box>
              <text:p text:style-name="a33" text:class-names="" text:cond-style-name=""><text:span text:style-name="a32" text:class-names="">Кубок Ленинградской области</text:span></text:p>
              <text:p text:style-name="a35" text:class-names="" text:cond-style-name=""><text:span text:style-name="a34" text:class-names="">по спорту сверхлегкой авиации</text:span></text:p>
              <text:p text:style-name="a37" text:class-names="" text:cond-style-name=""><text:span text:style-name="a36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5" draw:style-name="a45" draw:name="TextBox 2" svg:x="0.33898in" svg:y="0.80709in" svg:width="5.1in" svg:height="0.63465in">
            <draw:text-box>
              <text:p text:style-name="a40" text:class-names="" text:cond-style-name=""><text:span text:style-name="a39" text:class-names="">Протокол</text:span></text:p>
              <text:p text:style-name="a44" text:class-names="" text:cond-style-name=""><text:span text:style-name="a41" text:class-names="">Упражнение № 3 "</text:span><text:span text:style-name="a42" text:class-names="">Точность взлета и посадки на ограниченной ВПП с минимальными разбегом и пробегом</text:span><text:span text:style-name="a43" text:class-names="">"</text:span></text:p>
            </draw:text-box>
            <svg:desc/>
          </draw:frame>
          <draw:frame xmlns:presentation="urn:oasis:names:tc:opendocument:xmlns:presentation:1.0" draw:z-index="3" draw:id="id6" draw:style-name="a54" draw:name="TextBox 3" svg:x="0.11929in" svg:y="0.04252in" svg:width="2.36299in" svg:height="1.01693in">
            <draw:text-box>
              <text:p text:style-name="a47" text:class-names="" text:cond-style-name=""><text:span text:style-name="a46" text:class-names="">УТВЕРЖДАЮ</text:span></text:p>
              <text:p text:style-name="a49" text:class-names="" text:cond-style-name=""><text:span text:style-name="a48" text:class-names="">Начальник соревнований</text:span></text:p>
              <text:p text:style-name="a51" text:class-names="" text:cond-style-name=""><text:span text:style-name="a50" text:class-names="">__________________Федулов А.М.<text:line-break/></text:span></text:p>
              <text:p text:style-name="a53" text:class-names="" text:cond-style-name=""><text:span text:style-name="a52" text:class-names="">________________ 2017г.</text:span></text:p>
            </draw:text-box>
            <svg:desc/>
          </draw:frame>
        </table:shapes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table:number-columns-spanned="2" table:number-rows-spanned="1" table:style-name="ce14"/>
          <table:covered-table-cell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spanned="3" table:number-rows-spanned="1" table:style-name="ce14"/>
          <table:covered-table-cell table:number-columns-repeated="2"/>
          <table:table-cell table:style-name="ce4"/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4"/>
          <table:table-cell table:number-columns-repeated="16380" table:style-name="ce1"/>
        </table:table-row>
        <table:table-row table:style-name="ro3">
          <table:table-cell table:number-columns-repeated="4" table:style-name="ce4"/>
          <table:table-cell table:number-columns-repeated="16380" table:style-name="ce1"/>
        </table:table-row>
        <table:table-row table:style-name="ro4">
          <table:table-cell office:value-type="string" table:style-name="ce10">
            <text:p>Ст.№</text:p>
          </table:table-cell>
          <table:table-cell office:value-type="string" table:style-name="ce6">
            <text:p>Фамилия, И.О.</text:p>
          </table:table-cell>
          <table:table-cell office:value-type="string" table:style-name="ce6">
            <text:p>Регион</text:p>
          </table:table-cell>
          <table:table-cell office:value-type="string" table:style-name="ce7">
            <text:p>Класс СЛА</text:p>
          </table:table-cell>
          <table:table-cell office:value-type="string" table:style-name="ce8">
            <text:p>Дистанция</text:p>
          </table:table-cell>
          <table:table-cell office:value-type="string" table:style-name="ce8">
            <text:p>Итого</text:p>
          </table:table-cell>
          <table:table-cell office:value-type="string" table:style-name="ce8">
            <text:p>% участника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29">
            <text:p>Коваленко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215" table:style-name="ce49">
            <text:p>2215</text:p>
          </table:table-cell>
          <table:table-cell office:value-type="float" office:value="250" table:formula="msoxl:=250*$E$8/E8" table:style-name="ce10">
            <text:p>25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37">
            <text:p>5</text:p>
          </table:table-cell>
          <table:table-cell office:value-type="string" table:style-name="ce29">
            <text:p>Пудов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345" table:style-name="ce27">
            <text:p>2345</text:p>
          </table:table-cell>
          <table:table-cell office:value-type="float" office:value="236.14072494669509" table:formula="msoxl:=250*$E$8/E9" table:style-name="ce10">
            <text:p>236.1407249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29">
            <text:p>Морозо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617" table:style-name="ce27">
            <text:p>2617</text:p>
          </table:table-cell>
          <table:table-cell office:value-type="float" office:value="211.59724875811997" table:formula="msoxl:=250*$E$8/E10" table:style-name="ce10">
            <text:p>211.5972488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string" table:style-name="ce29">
            <text:p>Смирно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675" table:style-name="ce12">
            <text:p>2675</text:p>
          </table:table-cell>
          <table:table-cell office:value-type="float" office:value="207.00934579439252" table:formula="msoxl:=250*$E$8/E11" table:style-name="ce10">
            <text:p>207.0093458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string" table:style-name="ce29">
            <text:p>Столяро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705" table:style-name="ce27">
            <text:p>2705</text:p>
          </table:table-cell>
          <table:table-cell office:value-type="float" office:value="204.71349353049908" table:formula="msoxl:=250*$E$8/E12" table:style-name="ce10">
            <text:p>204.7134935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string" table:style-name="ce29">
            <text:p>Агер Р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955" table:style-name="ce27">
            <text:p>2955</text:p>
          </table:table-cell>
          <table:table-cell office:value-type="float" office:value="187.39424703891709" table:formula="msoxl:=250*$E$8/E13" table:style-name="ce10">
            <text:p>187.394247</text:p>
          </table:table-cell>
          <table:table-cell table:style-name="ce13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4">
            <text:p>Козыре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3157" table:style-name="ce27">
            <text:p>3157</text:p>
          </table:table-cell>
          <table:table-cell office:value-type="float" office:value="175.40386442825468" table:formula="msoxl:=250*$E$8/E14" table:style-name="ce10">
            <text:p>175.4038644</text:p>
          </table:table-cell>
          <table:table-cell table:style-name="ce13"/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3" table:style-name="ce37">
            <text:p>3</text:p>
          </table:table-cell>
          <table:table-cell office:value-type="string" table:style-name="ce29">
            <text:p>Ил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3225" table:style-name="ce27">
            <text:p>3225</text:p>
          </table:table-cell>
          <table:table-cell office:value-type="float" office:value="171.70542635658916" table:formula="msoxl:=250*$E$8/E15" table:style-name="ce10">
            <text:p>171.7054264</text:p>
          </table:table-cell>
          <table:table-cell table:style-name="ce13"/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29">
            <text:p>Храмченко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3257" table:style-name="ce12">
            <text:p>3257</text:p>
          </table:table-cell>
          <table:table-cell office:value-type="float" office:value="170.01842186060793" table:formula="msoxl:=250*$E$8/E16" table:style-name="ce10">
            <text:p>170.0184219</text:p>
          </table:table-cell>
          <table:table-cell table:style-name="ce13"/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29">
            <text:p>Агантае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3390" table:style-name="ce27">
            <text:p>3390</text:p>
          </table:table-cell>
          <table:table-cell office:value-type="float" office:value="163.34808259587021" table:formula="msoxl:=250*$E$8/E17" table:style-name="ce10">
            <text:p>163.3480826</text:p>
          </table:table-cell>
          <table:table-cell table:style-name="ce13"/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float" office:value="12" table:style-name="ce37">
            <text:p>12</text:p>
          </table:table-cell>
          <table:table-cell office:value-type="string" table:style-name="ce29">
            <text:p>Николае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4123" table:style-name="ce49">
            <text:p>4123</text:p>
          </table:table-cell>
          <table:table-cell office:value-type="float" office:value="250" table:formula="msoxl:=250*$E$18/E18" table:style-name="ce10">
            <text:p>25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29">
            <text:p>Бычк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4275" table:style-name="ce27">
            <text:p>4275</text:p>
          </table:table-cell>
          <table:table-cell office:value-type="float" office:value="241.11111111111111" table:formula="msoxl:=250*$E$18/E19" table:style-name="ce10">
            <text:p>241.1111111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4">
            <text:p>Коваленко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5115" table:style-name="ce27">
            <text:p>5115</text:p>
          </table:table-cell>
          <table:table-cell office:value-type="float" office:value="201.5151515151515" table:formula="msoxl:=250*$E$18/E20" table:style-name="ce10">
            <text:p>201.5151515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29">
            <text:p>Ньорба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5745" table:style-name="ce12">
            <text:p>5745</text:p>
          </table:table-cell>
          <table:table-cell office:value-type="float" office:value="179.41688424717145" table:formula="msoxl:=250*$E$18/E21" table:style-name="ce10">
            <text:p>179.4168842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29">
            <text:p>Войлов Ю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6163" table:style-name="ce27">
            <text:p>6163</text:p>
          </table:table-cell>
          <table:table-cell office:value-type="float" office:value="167.2480934609768" table:formula="msoxl:=250*$E$18/E22" table:style-name="ce10">
            <text:p>167.2480935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17" table:style-name="ce37">
            <text:p>17</text:p>
          </table:table-cell>
          <table:table-cell office:value-type="string" table:style-name="ce40">
            <text:p>Вихарев А. Турко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6210" table:style-name="ce49">
            <text:p>6210</text:p>
          </table:table-cell>
          <table:table-cell office:value-type="float" office:value="250" table:formula="msoxl:=250*$E$23/E23" table:style-name="ce10">
            <text:p>25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5">
          <table:table-cell office:value-type="float" office:value="19" table:style-name="ce39">
            <text:p>19</text:p>
          </table:table-cell>
          <table:table-cell office:value-type="string" table:style-name="ce41">
            <text:p>Семенов В. 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6720" table:style-name="ce27">
            <text:p>6720</text:p>
          </table:table-cell>
          <table:table-cell office:value-type="float" office:value="231.02678571428572" table:formula="msoxl:=250*$E$23/E24" table:style-name="ce10">
            <text:p>231.0267857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5">
          <table:table-cell office:value-type="float" office:value="16" table:style-name="ce37">
            <text:p>16</text:p>
          </table:table-cell>
          <table:table-cell office:value-type="string" table:style-name="ce40">
            <text:p>Лукашенко В. Корсунце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7125" table:style-name="ce27">
            <text:p>7125</text:p>
          </table:table-cell>
          <table:table-cell office:value-type="float" office:value="217.89473684210526" table:formula="msoxl:=250*$E$23/E25" table:style-name="ce10">
            <text:p>217.8947368</text:p>
          </table:table-cell>
          <table:table-cell table:style-name="ce28"/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5">
          <table:table-cell office:value-type="float" office:value="18" table:style-name="ce5">
            <text:p>18</text:p>
          </table:table-cell>
          <table:table-cell office:value-type="string" table:style-name="ce41">
            <text:p>Осипов С. Василье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7390" table:style-name="ce27">
            <text:p>7390</text:p>
          </table:table-cell>
          <table:table-cell office:value-type="float" office:value="210.08119079837618" table:formula="msoxl:=250*$E$23/E26" table:style-name="ce10">
            <text:p>210.0811908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number-rows-repeated="1048550" table:style-name="ro11">
          <table:table-cell table:number-columns-repeated="16384"/>
        </table:table-row>
      </table:table>
      <table:table table:name="Упр_4_Чистая_экономия" table:style-name="ta1">
        <table:shapes>
          <draw:frame xmlns:presentation="urn:oasis:names:tc:opendocument:xmlns:presentation:1.0" draw:z-index="1" draw:id="id7" draw:style-name="a61" draw:name="TextBox 1" svg:x="6.37244in" svg:y="0.03425in" svg:width="2.65157in" svg:height="0.69291in">
            <draw:text-box>
              <text:p text:style-name="a56" text:class-names="" text:cond-style-name=""><text:span text:style-name="a55" text:class-names="">Кубок ленинградской области</text:span></text:p>
              <text:p text:style-name="a58" text:class-names="" text:cond-style-name=""><text:span text:style-name="a57" text:class-names="">по спорту сверхлегкой авиации</text:span></text:p>
              <text:p text:style-name="a60" text:class-names="" text:cond-style-name=""><text:span text:style-name="a59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8" draw:style-name="a70" draw:name="TextBox 2" svg:x="1.15669in" svg:y="0.74882in" svg:width="6.60748in" svg:height="0.90157in">
            <draw:text-box>
              <text:p text:style-name="a63" text:class-names="" text:cond-style-name=""><text:span text:style-name="a62" text:class-names="">Протокол</text:span></text:p>
              <text:p text:style-name="a65" text:class-names="" text:cond-style-name=""><text:span text:style-name="a64" text:class-names=""/></text:p>
              <text:p text:style-name="a69" text:class-names="" text:cond-style-name=""><text:span text:style-name="a66" text:class-names="">Упражнение № 8 "</text:span><text:span text:style-name="a67" text:class-names="">Длительность или продолжительность полета с ограниченным запасом топлива</text:span><text:span text:style-name="a68" text:class-names="">"</text:span></text:p>
            </draw:text-box>
            <svg:desc/>
          </draw:frame>
          <draw:frame xmlns:presentation="urn:oasis:names:tc:opendocument:xmlns:presentation:1.0" draw:z-index="3" draw:id="id9" draw:style-name="a79" draw:name="TextBox 3" svg:x="0.11929in" svg:y="0.04252in" svg:width="2.20275in" svg:height="1.01693in">
            <draw:text-box>
              <text:p text:style-name="a72" text:class-names="" text:cond-style-name=""><text:span text:style-name="a71" text:class-names="">УТВЕРЖДАЮ</text:span></text:p>
              <text:p text:style-name="a74" text:class-names="" text:cond-style-name=""><text:span text:style-name="a73" text:class-names="">Начальник соревнований</text:span></text:p>
              <text:p text:style-name="a76" text:class-names="" text:cond-style-name=""><text:span text:style-name="a75" text:class-names="">__________________Федулов А.М..<text:line-break/></text:span></text:p>
              <text:p text:style-name="a78" text:class-names="" text:cond-style-name=""><text:span text:style-name="a77" text:class-names="">________________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ce3"/>
        <table:table-column table:style-name="co23" table:default-cell-style-name="ce1"/>
        <table:table-column table:style-name="co5" table:number-columns-repeated="2" table:default-cell-style-name="ce1"/>
        <table:table-column table:style-name="co6" table:number-columns-repeated="7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6" table:number-columns-repeated="16364" table:default-cell-style-name="ce1"/>
        <table:table-row table:style-name="ro1">
          <table:table-cell table:number-columns-spanned="2" table:number-rows-spanned="1" table:style-name="ce14"/>
          <table:covered-table-cell/>
          <table:table-cell table:number-columns-repeated="2" table:style-name="ce2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repeated="4" table:style-name="ce2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14"/>
          <table:covered-table-cell table:number-columns-repeated="2"/>
          <table:table-cell table:style-name="ce4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3" table:style-name="ce4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12">
          <table:table-cell table:number-columns-repeated="4" table:style-name="ce4"/>
          <table:table-cell table:style-name="ce1"/>
          <table:table-cell table:number-columns-repeated="2" table:style-name="ce3"/>
          <table:table-cell table:number-columns-repeated="16377" table:style-name="ce1"/>
        </table:table-row>
        <table:table-row table:style-name="ro4">
          <table:table-cell office:value-type="string" table:style-name="ce5">
            <text:p>Ст.№</text:p>
          </table:table-cell>
          <table:table-cell office:value-type="string" table:style-name="ce6">
            <text:p>Фамилия, И.О.</text:p>
          </table:table-cell>
          <table:table-cell office:value-type="string" table:style-name="ce6">
            <text:p>Регион</text:p>
          </table:table-cell>
          <table:table-cell office:value-type="string" table:style-name="ce7">
            <text:p>Класс СЛА</text:p>
          </table:table-cell>
          <table:table-cell office:value-type="string" table:style-name="ce8">
            <text:p>Время старта</text:p>
          </table:table-cell>
          <table:table-cell office:value-type="string" table:style-name="ce8">
            <text:p>Время посадки</text:p>
          </table:table-cell>
          <table:table-cell office:value-type="string" table:style-name="ce8">
            <text:p>Время в полете</text:p>
          </table:table-cell>
          <table:table-cell office:value-type="string" table:style-name="ce8">
            <text:p>Штраф</text:p>
          </table:table-cell>
          <table:table-cell office:value-type="string" table:style-name="ce5">
            <text:p>Итого</text:p>
          </table:table-cell>
          <table:table-cell office:value-type="string" table:style-name="ce8">
            <text:p>% участника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29">
            <text:p>Пудов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43M5.000S" table:style-name="ce54">
            <text:p>14:43:05</text:p>
          </table:table-cell>
          <table:table-cell office:value-type="time" office:time-value="PT15H30M6.000S" table:style-name="ce54">
            <text:p>15:30:06</text:p>
          </table:table-cell>
          <table:table-cell office:value-type="float" office:value="2821" table:style-name="ce53">
            <text:p>2821</text:p>
          </table:table-cell>
          <table:table-cell table:style-name="ce10"/>
          <table:table-cell office:value-type="float" office:value="800" table:formula="msoxl:=800*G8/$G$8" table:style-name="ce10">
            <text:p>80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29">
            <text:p>Морозо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5M17.000S" table:style-name="ce54">
            <text:p>14:05:17</text:p>
          </table:table-cell>
          <table:table-cell office:value-type="time" office:time-value="PT14H40M30.000S" table:style-name="ce54">
            <text:p>14:40:30</text:p>
          </table:table-cell>
          <table:table-cell office:value-type="float" office:value="2113" table:style-name="ce29">
            <text:p>2113</text:p>
          </table:table-cell>
          <table:table-cell table:style-name="ce10"/>
          <table:table-cell office:value-type="float" office:value="599.22013470400566" table:formula="msoxl:=800*G9/$G$8" table:style-name="ce10">
            <text:p>599.2201347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29">
            <text:p>Коваленко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29M27.000S" table:style-name="ce54">
            <text:p>14:29:27</text:p>
          </table:table-cell>
          <table:table-cell office:value-type="time" office:time-value="PT15H0M52.000S" table:style-name="ce54">
            <text:p>15:00:52</text:p>
          </table:table-cell>
          <table:table-cell office:value-type="float" office:value="1885" table:style-name="ce29">
            <text:p>1885</text:p>
          </table:table-cell>
          <table:table-cell table:style-name="ce10"/>
          <table:table-cell office:value-type="float" office:value="534.56221198156686" table:formula="msoxl:=800*G10/$G$8" table:style-name="ce10">
            <text:p>534.562212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string" table:style-name="ce29">
            <text:p>Столяро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41M39.000S" table:style-name="ce54">
            <text:p>14:41:39</text:p>
          </table:table-cell>
          <table:table-cell office:value-type="time" office:time-value="PT15H10M30.000S" table:style-name="ce54">
            <text:p>15:10:30</text:p>
          </table:table-cell>
          <table:table-cell office:value-type="float" office:value="1731" table:style-name="ce29">
            <text:p>1731</text:p>
          </table:table-cell>
          <table:table-cell table:style-name="ce10"/>
          <table:table-cell office:value-type="float" office:value="490.88975540588444" table:formula="msoxl:=800*G11/$G$8" table:style-name="ce10">
            <text:p>490.8897554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string" table:style-name="ce29">
            <text:p>Смирно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3M47.000S" table:style-name="ce54">
            <text:p>14:03:47</text:p>
          </table:table-cell>
          <table:table-cell office:value-type="time" office:time-value="PT14H30M42.000S" table:style-name="ce54">
            <text:p>14:30:42</text:p>
          </table:table-cell>
          <table:table-cell office:value-type="float" office:value="1615" table:style-name="ce29">
            <text:p>1615</text:p>
          </table:table-cell>
          <table:table-cell table:style-name="ce10"/>
          <table:table-cell office:value-type="float" office:value="457.99361928394188" table:formula="msoxl:=800*G12/$G$8" table:style-name="ce10">
            <text:p>457.9936193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string" table:style-name="ce29">
            <text:p>Агер Р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8M21.000S" table:style-name="ce54">
            <text:p>14:08:21</text:p>
          </table:table-cell>
          <table:table-cell office:value-type="time" office:time-value="PT14H30M30.000S" table:style-name="ce54">
            <text:p>14:30:30</text:p>
          </table:table-cell>
          <table:table-cell office:value-type="float" office:value="1329" table:style-name="ce29">
            <text:p>1329</text:p>
          </table:table-cell>
          <table:table-cell table:style-name="ce10"/>
          <table:table-cell office:value-type="float" office:value="376.88762850053172" table:formula="msoxl:=800*G13/$G$8" table:style-name="ce10">
            <text:p>376.8876285</text:p>
          </table:table-cell>
          <table:table-cell table:style-name="ce13"/>
          <table:table-cell office:value-type="float" office:value="6" table:style-name="ce1">
            <text:p>6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3" table:style-name="ce37">
            <text:p>3</text:p>
          </table:table-cell>
          <table:table-cell office:value-type="string" table:style-name="ce29">
            <text:p>Ил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15M31.000S" table:style-name="ce54">
            <text:p>14:15:31</text:p>
          </table:table-cell>
          <table:table-cell office:value-type="time" office:time-value="PT14H37M30.000S" table:style-name="ce54">
            <text:p>14:37:30</text:p>
          </table:table-cell>
          <table:table-cell office:value-type="float" office:value="1319" table:style-name="ce29">
            <text:p>1319</text:p>
          </table:table-cell>
          <table:table-cell table:style-name="ce10"/>
          <table:table-cell office:value-type="float" office:value="374.05175469691596" table:formula="msoxl:=800*G14/$G$8" table:style-name="ce10">
            <text:p>374.0517547</text:p>
          </table:table-cell>
          <table:table-cell table:style-name="ce13"/>
          <table:table-cell office:value-type="float" office:value="7" table:style-name="ce1">
            <text:p>7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4">
            <text:p>Козыре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22M27.000S" table:style-name="ce54">
            <text:p>14:22:27</text:p>
          </table:table-cell>
          <table:table-cell office:value-type="time" office:time-value="PT14H40M57.000S" table:style-name="ce54">
            <text:p>14:40:57</text:p>
          </table:table-cell>
          <table:table-cell office:value-type="float" office:value="1110" table:style-name="ce30">
            <text:p>1110</text:p>
          </table:table-cell>
          <table:table-cell table:style-name="ce10"/>
          <table:table-cell office:value-type="float" office:value="314.78199220134707" table:formula="msoxl:=800*G15/$G$8" table:style-name="ce10">
            <text:p>314.7819922</text:p>
          </table:table-cell>
          <table:table-cell table:style-name="ce13"/>
          <table:table-cell office:value-type="float" office:value="8" table:style-name="ce1">
            <text:p>8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table:style-name="ce5"/>
          <table:table-cell office:value-type="string" table:style-name="ce29">
            <text:p>Храмченко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9M55.000S" table:style-name="ce55">
            <text:p>14:09:55</text:p>
          </table:table-cell>
          <table:table-cell office:value-type="time" office:time-value="PT14H17M27.000S" table:style-name="ce54">
            <text:p>14:17:27</text:p>
          </table:table-cell>
          <table:table-cell office:value-type="float" office:value="452" table:style-name="ce29">
            <text:p>452</text:p>
          </table:table-cell>
          <table:table-cell table:style-name="ce10"/>
          <table:table-cell office:value-type="float" office:value="128.18149592343141" table:formula="msoxl:=800*G16/$G$8" table:style-name="ce10">
            <text:p>128.1814959</text:p>
          </table:table-cell>
          <table:table-cell table:style-name="ce13"/>
          <table:table-cell office:value-type="float" office:value="9" table:style-name="ce1">
            <text:p>9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table:style-name="ce5"/>
          <table:table-cell office:value-type="string" table:style-name="ce29">
            <text:p>Агантае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time" office:time-value="PT14H11M43.000S" table:style-name="ce54">
            <text:p>14:11:43</text:p>
          </table:table-cell>
          <table:table-cell office:value-type="time" office:time-value="PT14H15M34.000S" table:style-name="ce54">
            <text:p>14:15:34</text:p>
          </table:table-cell>
          <table:table-cell office:value-type="float" office:value="231" table:style-name="ce29">
            <text:p>231</text:p>
          </table:table-cell>
          <table:table-cell table:style-name="ce10"/>
          <table:table-cell office:value-type="float" office:value="65.50868486352357" table:formula="msoxl:=800*G17/$G$8" table:style-name="ce10">
            <text:p>65.50868486</text:p>
          </table:table-cell>
          <table:table-cell table:style-name="ce13"/>
          <table:table-cell office:value-type="float" office:value="10" table:style-name="ce1">
            <text:p>10</text:p>
          </table:table-cell>
          <table:table-cell table:style-name="ce1"/>
          <table:table-cell table:number-columns-repeated="3"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29">
            <text:p>Бычк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time" office:time-value="PT14H31M36.000S" table:style-name="ce54">
            <text:p>14:31:36</text:p>
          </table:table-cell>
          <table:table-cell office:value-type="time" office:time-value="PT15H17M4.000S" table:style-name="ce54">
            <text:p>15:17:04</text:p>
          </table:table-cell>
          <table:table-cell office:value-type="float" office:value="2728" table:style-name="ce53">
            <text:p>2728</text:p>
          </table:table-cell>
          <table:table-cell table:style-name="ce10"/>
          <table:table-cell office:value-type="float" office:value="800" table:formula="msoxl:=800*G18/$G$18" table:style-name="ce10">
            <text:p>80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4">
            <text:p>Коваленко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time" office:time-value="PT14H35M11.000S" table:style-name="ce54">
            <text:p>14:35:11</text:p>
          </table:table-cell>
          <table:table-cell office:value-type="time" office:time-value="PT15H4M23.000S" table:style-name="ce54">
            <text:p>15:04:23</text:p>
          </table:table-cell>
          <table:table-cell office:value-type="float" office:value="1752" table:style-name="ce29">
            <text:p>1752</text:p>
          </table:table-cell>
          <table:table-cell table:style-name="ce10"/>
          <table:table-cell office:value-type="float" office:value="513.78299120234601" table:formula="msoxl:=800*G19/$G$18" table:style-name="ce10">
            <text:p>513.7829912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float" office:value="12" table:style-name="ce37">
            <text:p>12</text:p>
          </table:table-cell>
          <table:table-cell office:value-type="string" table:style-name="ce29">
            <text:p>Николае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time" office:time-value="PT14H37M9.000S" table:style-name="ce54">
            <text:p>14:37:09</text:p>
          </table:table-cell>
          <table:table-cell office:value-type="time" office:time-value="PT14H57M54.000S" table:style-name="ce54">
            <text:p>14:57:54</text:p>
          </table:table-cell>
          <table:table-cell office:value-type="float" office:value="1245" table:style-name="ce29">
            <text:p>1245</text:p>
          </table:table-cell>
          <table:table-cell table:style-name="ce10"/>
          <table:table-cell office:value-type="float" office:value="365.1026392961877" table:formula="msoxl:=800*G20/$G$18" table:style-name="ce10">
            <text:p>365.1026393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table:style-name="ce5"/>
          <table:table-cell office:value-type="string" table:style-name="ce29">
            <text:p>Ньорба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time" office:time-value="PT14H41M37.000S" table:style-name="ce54">
            <text:p>14:41:37</text:p>
          </table:table-cell>
          <table:table-cell office:value-type="time" office:time-value="PT14H57M0.000S" table:style-name="ce54">
            <text:p>14:57:00</text:p>
          </table:table-cell>
          <table:table-cell office:value-type="float" office:value="923" table:style-name="ce29">
            <text:p>923</text:p>
          </table:table-cell>
          <table:table-cell table:style-name="ce10"/>
          <table:table-cell office:value-type="float" office:value="270.67448680351907" table:formula="msoxl:=800*G21/$G$18" table:style-name="ce10">
            <text:p>270.6744868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table:style-name="ce5"/>
          <table:table-cell office:value-type="string" table:style-name="ce29">
            <text:p>Войлов Ю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time" office:time-value="PT14H33M22.000S" table:style-name="ce54">
            <text:p>14:33:22</text:p>
          </table:table-cell>
          <table:table-cell office:value-type="time" office:time-value="PT14H48M4.000S" table:style-name="ce54">
            <text:p>14:48:04</text:p>
          </table:table-cell>
          <table:table-cell office:value-type="float" office:value="882" table:style-name="ce29">
            <text:p>882</text:p>
          </table:table-cell>
          <table:table-cell table:style-name="ce10"/>
          <table:table-cell office:value-type="float" office:value="258.65102639296185" table:formula="msoxl:=800*G22/$G$18" table:style-name="ce10">
            <text:p>258.6510264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5">
          <table:table-cell office:value-type="float" office:value="16" table:style-name="ce37">
            <text:p>16</text:p>
          </table:table-cell>
          <table:table-cell office:value-type="string" table:style-name="ce40">
            <text:p>Лукашенко В. Корсунце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time" office:time-value="PT14H48M18.000S" table:style-name="ce54">
            <text:p>14:48:18</text:p>
          </table:table-cell>
          <table:table-cell office:value-type="time" office:time-value="PT14H55M19.000S" table:style-name="ce54">
            <text:p>14:55:19</text:p>
          </table:table-cell>
          <table:table-cell office:value-type="float" office:value="421" table:style-name="ce53">
            <text:p>421</text:p>
          </table:table-cell>
          <table:table-cell table:style-name="ce10"/>
          <table:table-cell office:value-type="float" office:value="800" table:formula="msoxl:=800*G23/$G$23" table:style-name="ce10">
            <text:p>80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5">
          <table:table-cell office:value-type="float" office:value="19" table:style-name="ce39">
            <text:p>19</text:p>
          </table:table-cell>
          <table:table-cell office:value-type="string" table:style-name="ce41">
            <text:p>Семенов В. 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time" office:time-value="PT14H39M27.000S" table:style-name="ce54">
            <text:p>14:39:27</text:p>
          </table:table-cell>
          <table:table-cell office:value-type="time" office:time-value="PT14H45M4.000S" table:style-name="ce54">
            <text:p>14:45:04</text:p>
          </table:table-cell>
          <table:table-cell office:value-type="float" office:value="337" table:style-name="ce29">
            <text:p>337</text:p>
          </table:table-cell>
          <table:table-cell table:style-name="ce10"/>
          <table:table-cell office:value-type="float" office:value="640.38004750593825" table:formula="msoxl:=800*G24/$G$23" table:style-name="ce10">
            <text:p>640.3800475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5">
          <table:table-cell office:value-type="float" office:value="17" table:style-name="ce37">
            <text:p>17</text:p>
          </table:table-cell>
          <table:table-cell office:value-type="string" table:style-name="ce40">
            <text:p>Вихарев А. Турко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time" office:time-value="PT14H45M15.000S" table:style-name="ce54">
            <text:p>14:45:15</text:p>
          </table:table-cell>
          <table:table-cell office:value-type="time" office:time-value="PT14H49M3.000S" table:style-name="ce54">
            <text:p>14:49:03</text:p>
          </table:table-cell>
          <table:table-cell office:value-type="float" office:value="228" table:style-name="ce29">
            <text:p>228</text:p>
          </table:table-cell>
          <table:table-cell table:style-name="ce10"/>
          <table:table-cell office:value-type="float" office:value="433.25415676959619" table:formula="msoxl:=800*G25/$G$23" table:style-name="ce10">
            <text:p>433.2541568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5">
          <table:table-cell office:value-type="float" office:value="18" table:style-name="ce5">
            <text:p>18</text:p>
          </table:table-cell>
          <table:table-cell office:value-type="string" table:style-name="ce41">
            <text:p>Осипов С. Василье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time" office:time-value="PT14H51M31.000S" table:style-name="ce54">
            <text:p>14:51:31</text:p>
          </table:table-cell>
          <table:table-cell office:value-type="time" office:time-value="PT14H55M10.000S" table:style-name="ce54">
            <text:p>14:55:10</text:p>
          </table:table-cell>
          <table:table-cell office:value-type="float" office:value="219" table:style-name="ce29">
            <text:p>219</text:p>
          </table:table-cell>
          <table:table-cell table:style-name="ce10"/>
          <table:table-cell office:value-type="float" office:value="416.15201900237531" table:formula="msoxl:=800*G26/$G$23" table:style-name="ce10">
            <text:p>416.152019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style-name="ce1"/>
          <table:table-cell table:style-name="ce56"/>
          <table:table-cell table:style-name="ce1"/>
          <table:table-cell table:style-name="ce56"/>
          <table:table-cell table:number-columns-repeated="4" table:style-name="ce1"/>
          <table:table-cell table:style-name="ce56"/>
          <table:table-cell table:number-columns-repeated="16364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2" table:style-name="ce1"/>
          <table:table-cell table:style-name="ce56"/>
          <table:table-cell table:number-columns-repeated="16370" table:style-name="ce1"/>
        </table:table-row>
        <table:table-row table:style-name="ro1">
          <table:table-cell table:number-columns-repeated="13" table:style-name="ce1"/>
          <table:table-cell table:style-name="ce56"/>
          <table:table-cell table:number-columns-repeated="16370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3" table:style-name="ce3"/>
          <table:table-cell table:number-columns-repeated="16377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Упр_5_Мини-макси" table:style-name="ta1">
        <table:shapes>
          <draw:frame xmlns:presentation="urn:oasis:names:tc:opendocument:xmlns:presentation:1.0" draw:z-index="1" draw:id="id10" draw:style-name="a86" draw:name="TextBox 1" svg:x="6.35684in" svg:y="0.01042in" svg:width="3.23386in" svg:height="0.70833in">
            <draw:text-box>
              <text:p text:style-name="a81" text:class-names="" text:cond-style-name=""><text:span text:style-name="a80" text:class-names="">Кубок Ленинградской области</text:span></text:p>
              <text:p text:style-name="a83" text:class-names="" text:cond-style-name=""><text:span text:style-name="a82" text:class-names="">по спорту сверхлегкой авиации</text:span></text:p>
              <text:p text:style-name="a85" text:class-names="" text:cond-style-name=""><text:span text:style-name="a84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1" draw:style-name="a95" draw:name="TextBox 2" svg:x="2.69212in" svg:y="0.57283in" svg:width="5.88898in" svg:height="0.74606in">
            <draw:text-box>
              <text:p text:style-name="a88" text:class-names="" text:cond-style-name=""><text:span text:style-name="a87" text:class-names="">Протокол</text:span></text:p>
              <text:p text:style-name="a90" text:class-names="" text:cond-style-name=""><text:span text:style-name="a89" text:class-names=""/></text:p>
              <text:p text:style-name="a94" text:class-names="" text:cond-style-name=""><text:span text:style-name="a91" text:class-names="">Упражнение № 5 "</text:span><text:span text:style-name="a92" text:class-names="">Самая низкая и самая высокая скорость</text:span><text:span text:style-name="a93" text:class-names="">"</text:span></text:p>
            </draw:text-box>
            <svg:desc/>
          </draw:frame>
          <draw:frame xmlns:presentation="urn:oasis:names:tc:opendocument:xmlns:presentation:1.0" draw:z-index="3" draw:id="id12" draw:style-name="a104" draw:name="TextBox 3" svg:x="0.11929in" svg:y="0.04252in" svg:width="2.31535in" svg:height="1.01693in">
            <draw:text-box>
              <text:p text:style-name="a97" text:class-names="" text:cond-style-name=""><text:span text:style-name="a96" text:class-names="">УТВЕРЖДАЮ</text:span></text:p>
              <text:p text:style-name="a99" text:class-names="" text:cond-style-name=""><text:span text:style-name="a98" text:class-names="">Начальник соревнований</text:span></text:p>
              <text:p text:style-name="a101" text:class-names="" text:cond-style-name=""><text:span text:style-name="a100" text:class-names="">__________________Федулов А.М..<text:line-break/></text:span></text:p>
              <text:p text:style-name="a103" text:class-names="" text:cond-style-name=""><text:span text:style-name="a102" text:class-names="">________________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2" table:default-cell-style-name="ce1"/>
        <table:table-column table:style-name="co11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5" table:default-cell-style-name="ce1"/>
        <table:table-column table:style-name="co6" table:number-columns-repeated="16369" table:default-cell-style-name="ce1"/>
        <table:table-row table:style-name="ro1">
          <table:table-cell table:number-columns-spanned="2" table:number-rows-spanned="1" table:style-name="ce14"/>
          <table:covered-table-cell/>
          <table:table-cell table:number-columns-repeated="2" table:style-name="ce2"/>
          <table:table-cell table:style-name="ce1"/>
          <table:table-cell table:number-columns-repeated="4" table:style-name="ce3"/>
          <table:table-cell table:number-columns-repeated="16375" table:style-name="ce1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style-name="ce1"/>
          <table:table-cell table:number-columns-repeated="4" table:style-name="ce3"/>
          <table:table-cell table:number-columns-repeated="16375" table:style-name="ce1"/>
        </table:table-row>
        <table:table-row table:style-name="ro1">
          <table:table-cell table:number-columns-repeated="4" table:style-name="ce2"/>
          <table:table-cell table:style-name="ce1"/>
          <table:table-cell table:number-columns-repeated="4" table:style-name="ce3"/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14"/>
          <table:covered-table-cell table:number-columns-repeated="2"/>
          <table:table-cell table:style-name="ce4"/>
          <table:table-cell table:style-name="ce1"/>
          <table:table-cell table:number-columns-repeated="4" table:style-name="ce3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3" table:style-name="ce4"/>
          <table:table-cell table:style-name="ce1"/>
          <table:table-cell table:number-columns-repeated="4" table:style-name="ce3"/>
          <table:table-cell table:number-columns-repeated="16375" table:style-name="ce1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3"/>
          <table:table-cell table:number-columns-repeated="16375" table:style-name="ce1"/>
        </table:table-row>
        <table:table-row table:style-name="ro4">
          <table:table-cell office:value-type="string" table:style-name="ce5">
            <text:p>Ст.№</text:p>
          </table:table-cell>
          <table:table-cell office:value-type="string" table:style-name="ce6">
            <text:p>Фамилия, И.О.</text:p>
          </table:table-cell>
          <table:table-cell office:value-type="string" table:style-name="ce6">
            <text:p>Регион</text:p>
          </table:table-cell>
          <table:table-cell office:value-type="string" table:style-name="ce7">
            <text:p>Класс СЛА</text:p>
          </table:table-cell>
          <table:table-cell office:value-type="string" table:style-name="ce31">
            <text:p>время (сек) мини</text:p>
          </table:table-cell>
          <table:table-cell office:value-type="string" table:style-name="ce31">
            <text:p>невзятые вешки мини</text:p>
          </table:table-cell>
          <table:table-cell office:value-type="string" table:style-name="ce31">
            <text:p>штраф <text:s/>%</text:p>
          </table:table-cell>
          <table:table-cell office:value-type="string" table:style-name="ce31">
            <text:p>время (сек) макси</text:p>
          </table:table-cell>
          <table:table-cell office:value-type="string" table:style-name="ce31">
            <text:p>невзятые вешки макси</text:p>
          </table:table-cell>
          <table:table-cell office:value-type="string" table:style-name="ce31">
            <text:p>Штраф %</text:p>
          </table:table-cell>
          <table:table-cell office:value-type="string" table:style-name="ce31">
            <text:p>очки за мини</text:p>
          </table:table-cell>
          <table:table-cell office:value-type="string" table:style-name="ce31">
            <text:p>очки за макси</text:p>
          </table:table-cell>
          <table:table-cell office:value-type="string" table:style-name="ce31">
            <text:p>очки <text:s/>за разнсть</text:p>
          </table:table-cell>
          <table:table-cell office:value-type="string" table:style-name="ce31">
            <text:p>очки за упр</text:p>
          </table:table-cell>
          <table:table-cell office:value-type="string" table:style-name="ce8">
            <text:p>% участника</text:p>
          </table:table-cell>
          <table:table-cell table:number-columns-repeated="16369" table:style-name="ce1"/>
        </table:table-row>
        <table:table-row table:style-name="ro1">
          <table:table-cell office:value-type="float" office:value="5" table:style-name="ce37">
            <text:p>5</text:p>
          </table:table-cell>
          <table:table-cell office:value-type="string" table:style-name="ce29">
            <text:p>Пудов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9.47" table:style-name="ce32">
            <text:p>29.47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1" table:style-name="ce51">
            <text:p>13.1</text:p>
          </table:table-cell>
          <table:table-cell table:style-name="ce34"/>
          <table:table-cell table:style-name="ce10"/>
          <table:table-cell office:value-type="float" office:value="212.01438848920864" table:formula="msoxl:=250*E8/$E$10" table:style-name="ce27">
            <text:p>212</text:p>
          </table:table-cell>
          <table:table-cell office:value-type="float" office:value="250" table:formula="msoxl:=250*$H$8/H8" table:style-name="ce27">
            <text:p>250</text:p>
          </table:table-cell>
          <table:table-cell office:value-type="float" office:value="189.0300230946882" table:formula="msoxl:=250*(E8-H8)/($E$10-$H$8)" table:style-name="ce27">
            <text:p>189</text:p>
          </table:table-cell>
          <table:table-cell office:value-type="float" office:value="651.04441158389682" table:formula="msoxl:=K8+L8+M8" table:style-name="ce27">
            <text:p>651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29">
            <text:p>Морозо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8.43" table:style-name="ce32">
            <text:p>28.43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9" table:style-name="ce52">
            <text:p>13.9</text:p>
          </table:table-cell>
          <table:table-cell table:style-name="ce34"/>
          <table:table-cell table:style-name="ce10"/>
          <table:table-cell office:value-type="float" office:value="204.53237410071944" table:formula="msoxl:=250*E9/$E$10" table:style-name="ce27">
            <text:p>205</text:p>
          </table:table-cell>
          <table:table-cell office:value-type="float" office:value="235.6115107913669" table:formula="msoxl:=250*$H$8/H9" table:style-name="ce27">
            <text:p>236</text:p>
          </table:table-cell>
          <table:table-cell office:value-type="float" office:value="167.78290993071596" table:formula="msoxl:=250*(E9-H9)/($E$10-$H$8)" table:style-name="ce27">
            <text:p>168</text:p>
          </table:table-cell>
          <table:table-cell office:value-type="float" office:value="607.92679482280232" table:formula="msoxl:=K9+L9+M9" table:style-name="ce27">
            <text:p>608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string" table:style-name="ce29">
            <text:p>Столяро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34.75" table:style-name="ce50">
            <text:p>34.75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9.829999999999998" table:style-name="ce52">
            <text:p>19.83</text:p>
          </table:table-cell>
          <table:table-cell table:style-name="ce34"/>
          <table:table-cell table:style-name="ce10"/>
          <table:table-cell office:value-type="float" office:value="250" table:formula="msoxl:=250*E10/$E$10" table:style-name="ce27">
            <text:p>250</text:p>
          </table:table-cell>
          <table:table-cell office:value-type="float" office:value="165.15380736258197" table:formula="msoxl:=250*$H$8/H10" table:style-name="ce27">
            <text:p>165</text:p>
          </table:table-cell>
          <table:table-cell office:value-type="float" office:value="172.28637413394924" table:formula="msoxl:=250*(E10-H10)/($E$10-$H$8)" table:style-name="ce27">
            <text:p>172</text:p>
          </table:table-cell>
          <table:table-cell office:value-type="float" office:value="587.44018149653118" table:formula="msoxl:=K10+L10+M10" table:style-name="ce27">
            <text:p>587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29">
            <text:p>Коваленко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7.38" table:style-name="ce32">
            <text:p>27.38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4.35" table:style-name="ce52">
            <text:p>14.35</text:p>
          </table:table-cell>
          <table:table-cell table:style-name="ce34"/>
          <table:table-cell table:style-name="ce10"/>
          <table:table-cell office:value-type="float" office:value="196.97841726618705" table:formula="msoxl:=250*E11/$E$10" table:style-name="ce27">
            <text:p>197</text:p>
          </table:table-cell>
          <table:table-cell office:value-type="float" office:value="228.22299651567945" table:formula="msoxl:=250*$H$8/H11" table:style-name="ce27">
            <text:p>228</text:p>
          </table:table-cell>
          <table:table-cell office:value-type="float" office:value="150.46189376443419" table:formula="msoxl:=250*(E11-H11)/($E$10-$H$8)" table:style-name="ce27">
            <text:p>150</text:p>
          </table:table-cell>
          <table:table-cell office:value-type="float" office:value="575.66330754630076" table:formula="msoxl:=K11+L11+M11" table:style-name="ce27">
            <text:p>576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string" table:style-name="ce29">
            <text:p>Агер Р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3.49" table:style-name="ce32">
            <text:p>23.49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17" table:style-name="ce52">
            <text:p>13.17</text:p>
          </table:table-cell>
          <table:table-cell table:style-name="ce34"/>
          <table:table-cell table:style-name="ce10"/>
          <table:table-cell office:value-type="float" office:value="168.99280575539569" table:formula="msoxl:=250*E12/$E$10" table:style-name="ce27">
            <text:p>169</text:p>
          </table:table-cell>
          <table:table-cell office:value-type="float" office:value="248.67122247532271" table:formula="msoxl:=250*$H$8/H12" table:style-name="ce27">
            <text:p>249</text:p>
          </table:table-cell>
          <table:table-cell office:value-type="float" office:value="119.16859122401846" table:formula="msoxl:=250*(E12-H12)/($E$10-$H$8)" table:style-name="ce27">
            <text:p>119</text:p>
          </table:table-cell>
          <table:table-cell office:value-type="float" office:value="536.8326194547368" table:formula="msoxl:=K12+L12+M12" table:style-name="ce27">
            <text:p>537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string" table:style-name="ce29">
            <text:p>Смирно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6.41" table:style-name="ce32">
            <text:p>26.41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5.51" table:style-name="ce52">
            <text:p>15.51</text:p>
          </table:table-cell>
          <table:table-cell table:style-name="ce34"/>
          <table:table-cell table:style-name="ce10"/>
          <table:table-cell office:value-type="float" office:value="190" table:formula="msoxl:=250*E13/$E$10" table:style-name="ce27">
            <text:p>190</text:p>
          </table:table-cell>
          <table:table-cell office:value-type="float" office:value="211.15409413281753" table:formula="msoxl:=250*$H$8/H13" table:style-name="ce27">
            <text:p>211</text:p>
          </table:table-cell>
          <table:table-cell office:value-type="float" office:value="125.8660508083141" table:formula="msoxl:=250*(E13-H13)/($E$10-$H$8)" table:style-name="ce27">
            <text:p>126</text:p>
          </table:table-cell>
          <table:table-cell office:value-type="float" office:value="527.02014494113166" table:formula="msoxl:=K13+L13+M13" table:style-name="ce27">
            <text:p>527</text:p>
          </table:table-cell>
          <table:table-cell table:style-name="ce13"/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4">
            <text:p>Козыре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3.11" table:style-name="ce32">
            <text:p>23.11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13" table:style-name="ce52">
            <text:p>13.13</text:p>
          </table:table-cell>
          <table:table-cell table:style-name="ce34"/>
          <table:table-cell table:style-name="ce10"/>
          <table:table-cell office:value-type="float" office:value="166.25899280575538" table:formula="msoxl:=250*E14/$E$10" table:style-name="ce27">
            <text:p>166</text:p>
          </table:table-cell>
          <table:table-cell office:value-type="float" office:value="249.42878903274942" table:formula="msoxl:=250*$H$8/H14" table:style-name="ce27">
            <text:p>249</text:p>
          </table:table-cell>
          <table:table-cell office:value-type="float" office:value="115.24249422632793" table:formula="msoxl:=250*(E14-H14)/($E$10-$H$8)" table:style-name="ce27">
            <text:p>115</text:p>
          </table:table-cell>
          <table:table-cell office:value-type="float" office:value="530.9302760648327" table:formula="msoxl:=K14+L14+M14" table:style-name="ce27">
            <text:p>531</text:p>
          </table:table-cell>
          <table:table-cell table:style-name="ce13"/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1">
          <table:table-cell office:value-type="float" office:value="3" table:style-name="ce37">
            <text:p>3</text:p>
          </table:table-cell>
          <table:table-cell office:value-type="string" table:style-name="ce29">
            <text:p>Ил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6.71" table:style-name="ce32">
            <text:p>26.71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21.75" table:style-name="ce52">
            <text:p>21.75</text:p>
          </table:table-cell>
          <table:table-cell table:style-name="ce34"/>
          <table:table-cell table:style-name="ce10"/>
          <table:table-cell office:value-type="float" office:value="192.15827338129498" table:formula="msoxl:=250*E15/$E$10" table:style-name="ce27">
            <text:p>192</text:p>
          </table:table-cell>
          <table:table-cell office:value-type="float" office:value="150.57471264367817" table:formula="msoxl:=250*$H$8/H15" table:style-name="ce27">
            <text:p>151</text:p>
          </table:table-cell>
          <table:table-cell office:value-type="float" office:value="57.27482678983835" table:formula="msoxl:=250*(E15-H15)/($E$10-$H$8)" table:style-name="ce27">
            <text:p>57</text:p>
          </table:table-cell>
          <table:table-cell office:value-type="float" office:value="400.00781281481147" table:formula="msoxl:=K15+L15+M15" table:style-name="ce27">
            <text:p>400</text:p>
          </table:table-cell>
          <table:table-cell table:style-name="ce13"/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1">
          <table:table-cell table:style-name="ce5"/>
          <table:table-cell office:value-type="string" table:style-name="ce29">
            <text:p>Храмченко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8.37" table:style-name="ce32">
            <text:p>28.37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69" table:style-name="ce52">
            <text:p>13.69</text:p>
          </table:table-cell>
          <table:table-cell table:style-name="ce34"/>
          <table:table-cell table:style-name="ce10"/>
          <table:table-cell office:value-type="float" office:value="204.10071942446044" table:formula="msoxl:=250*E16/$E$10" table:style-name="ce27">
            <text:p>204</text:p>
          </table:table-cell>
          <table:table-cell office:value-type="float" office:value="239.22571219868519" table:formula="msoxl:=250*$H$8/H16" table:style-name="ce27">
            <text:p>239</text:p>
          </table:table-cell>
          <table:table-cell office:value-type="float" office:value="169.51501154734413" table:formula="msoxl:=250*(E16-H16)/($E$10-$H$8)" table:style-name="ce27">
            <text:p>170</text:p>
          </table:table-cell>
          <table:table-cell office:value-type="float" office:value="612.8414431704897" table:formula="msoxl:=K16+L16+M16" table:style-name="ce27">
            <text:p>613</text:p>
          </table:table-cell>
          <table:table-cell table:style-name="ce13"/>
          <table:table-cell office:value-type="float" office:value="9" table:style-name="ce1">
            <text:p>9</text:p>
          </table:table-cell>
          <table:table-cell table:number-columns-repeated="16368"/>
        </table:table-row>
        <table:table-row table:style-name="ro1">
          <table:table-cell table:style-name="ce5"/>
          <table:table-cell office:value-type="string" table:style-name="ce29">
            <text:p>Агантаев Е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F-1</text:p>
          </table:table-cell>
          <table:table-cell office:value-type="float" office:value="25.27" table:style-name="ce32">
            <text:p>25.27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7.149999999999999" table:style-name="ce52">
            <text:p>17.15</text:p>
          </table:table-cell>
          <table:table-cell table:style-name="ce34"/>
          <table:table-cell table:style-name="ce10"/>
          <table:table-cell office:value-type="float" office:value="181.79856115107913" table:formula="msoxl:=250*E17/$E$10" table:style-name="ce27">
            <text:p>182</text:p>
          </table:table-cell>
          <table:table-cell office:value-type="float" office:value="190.96209912536446" table:formula="msoxl:=250*$H$8/H17" table:style-name="ce27">
            <text:p>191</text:p>
          </table:table-cell>
          <table:table-cell office:value-type="float" office:value="93.764434180138579" table:formula="msoxl:=250*(E17-H17)/($E$10-$H$8)" table:style-name="ce27">
            <text:p>94</text:p>
          </table:table-cell>
          <table:table-cell office:value-type="float" office:value="466.52509445658211" table:formula="msoxl:=K17+L17+M17" table:style-name="ce27">
            <text:p>467</text:p>
          </table:table-cell>
          <table:table-cell table:style-name="ce13"/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4">
            <text:p>Коваленко Н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22.31" table:style-name="ce32">
            <text:p>22.31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2.49" table:style-name="ce51">
            <text:p>12.49</text:p>
          </table:table-cell>
          <table:table-cell table:style-name="ce34"/>
          <table:table-cell table:style-name="ce10"/>
          <table:table-cell office:value-type="float" office:value="204.22922006590994" table:formula="msoxl:=250*E18/$E$20" table:style-name="ce27">
            <text:p>204</text:p>
          </table:table-cell>
          <table:table-cell office:value-type="float" office:value="250" table:formula="msoxl:=250*$H$18/H18" table:style-name="ce27">
            <text:p>250</text:p>
          </table:table-cell>
          <table:table-cell office:value-type="float" office:value="165.65452091767881" table:formula="msoxl:=250*(E18-H18)/($E$20-$H$18)" table:style-name="ce27">
            <text:p>166</text:p>
          </table:table-cell>
          <table:table-cell office:value-type="float" office:value="619.88374098358872" table:formula="msoxl:=K18+L18+M18" table:style-name="ce27">
            <text:p>620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29">
            <text:p>Бычк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23.17" table:style-name="ce32">
            <text:p>23.17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69" table:style-name="ce52">
            <text:p>13.69</text:p>
          </table:table-cell>
          <table:table-cell table:style-name="ce34"/>
          <table:table-cell table:style-name="ce10"/>
          <table:table-cell office:value-type="float" office:value="212.10179421457343" table:formula="msoxl:=250*E19/$E$20" table:style-name="ce27">
            <text:p>212</text:p>
          </table:table-cell>
          <table:table-cell office:value-type="float" office:value="228.08619430241052" table:formula="msoxl:=250*$H$18/H19" table:style-name="ce27">
            <text:p>228</text:p>
          </table:table-cell>
          <table:table-cell office:value-type="float" office:value="159.91902834008101" table:formula="msoxl:=250*(E19-H19)/($E$20-$H$18)" table:style-name="ce27">
            <text:p>160</text:p>
          </table:table-cell>
          <table:table-cell office:value-type="float" office:value="600.10701685706499" table:formula="msoxl:=K19+L19+M19" table:style-name="ce27">
            <text:p>600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float" office:value="12" table:style-name="ce37">
            <text:p>12</text:p>
          </table:table-cell>
          <table:table-cell office:value-type="string" table:style-name="ce29">
            <text:p>Николае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27.31" table:style-name="ce50">
            <text:p>27.31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21.35" table:style-name="ce52">
            <text:p>21.35</text:p>
          </table:table-cell>
          <table:table-cell table:style-name="ce34"/>
          <table:table-cell table:style-name="ce10"/>
          <table:table-cell office:value-type="float" office:value="250" table:formula="msoxl:=250*E20/$E$20" table:style-name="ce27">
            <text:p>250</text:p>
          </table:table-cell>
          <table:table-cell office:value-type="float" office:value="146.25292740046837" table:formula="msoxl:=250*$H$18/H20" table:style-name="ce27">
            <text:p>146</text:p>
          </table:table-cell>
          <table:table-cell office:value-type="float" office:value="100.53981106612682" table:formula="msoxl:=250*(E20-H20)/($E$20-$H$18)" table:style-name="ce27">
            <text:p>101</text:p>
          </table:table-cell>
          <table:table-cell office:value-type="float" office:value="496.79273846659521" table:formula="msoxl:=K20+L20+M20" table:style-name="ce27">
            <text:p>497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style-name="ce5"/>
          <table:table-cell office:value-type="string" table:style-name="ce29">
            <text:p>Ньорба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18.190000000000001" table:style-name="ce32">
            <text:p>18.19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5.27" table:style-name="ce52">
            <text:p>15.27</text:p>
          </table:table-cell>
          <table:table-cell table:style-name="ce34"/>
          <table:table-cell table:style-name="ce10"/>
          <table:table-cell office:value-type="float" office:value="166.5140974002197" table:formula="msoxl:=250*E21/$E$20" table:style-name="ce27">
            <text:p>167</text:p>
          </table:table-cell>
          <table:table-cell office:value-type="float" office:value="204.48592010478063" table:formula="msoxl:=250*$H$18/H21" table:style-name="ce27">
            <text:p>204</text:p>
          </table:table-cell>
          <table:table-cell office:value-type="float" office:value="49.25775978407561" table:formula="msoxl:=250*(E21-H21)/($E$20-$H$18)" table:style-name="ce27">
            <text:p>49</text:p>
          </table:table-cell>
          <table:table-cell office:value-type="float" office:value="420.25777728907593" table:formula="msoxl:=K21+L21+M21" table:style-name="ce27">
            <text:p>420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table:style-name="ce5"/>
          <table:table-cell office:value-type="string" table:style-name="ce29">
            <text:p>Войлов Ю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1</text:p>
          </table:table-cell>
          <table:table-cell office:value-type="float" office:value="26.22" table:style-name="ce32">
            <text:p>26.22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25.14" table:style-name="ce33">
            <text:p>25.14</text:p>
          </table:table-cell>
          <table:table-cell table:style-name="ce34"/>
          <table:table-cell table:style-name="ce10"/>
          <table:table-cell office:value-type="float" office:value="240.02196997436837" table:formula="msoxl:=250*E22/$E$20" table:style-name="ce27">
            <text:p>240</text:p>
          </table:table-cell>
          <table:table-cell office:value-type="float" office:value="124.20445505171043" table:formula="msoxl:=250*$H$18/H22" table:style-name="ce27">
            <text:p>124</text:p>
          </table:table-cell>
          <table:table-cell office:value-type="float" office:value="18.218623481781346" table:formula="msoxl:=250*(E22-H22)/($E$20-$H$18)" table:style-name="ce27">
            <text:p>18</text:p>
          </table:table-cell>
          <table:table-cell office:value-type="float" office:value="382.44504850786012" table:formula="msoxl:=K22+L22+M22" table:style-name="ce27">
            <text:p>382</text:p>
          </table:table-cell>
          <table:table-cell table:style-name="ce13"/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5">
          <table:table-cell office:value-type="float" office:value="16" table:style-name="ce37">
            <text:p>16</text:p>
          </table:table-cell>
          <table:table-cell office:value-type="string" table:style-name="ce40">
            <text:p>Лукашенко В. Корсунцев С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18.05" table:style-name="ce32">
            <text:p>18.05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3.2" table:style-name="ce51">
            <text:p>13.2</text:p>
          </table:table-cell>
          <table:table-cell table:style-name="ce34"/>
          <table:table-cell table:style-name="ce10"/>
          <table:table-cell office:value-type="float" office:value="234.78147762747139" table:formula="msoxl:=250*E23/$E$25" table:style-name="ce27">
            <text:p>235</text:p>
          </table:table-cell>
          <table:table-cell office:value-type="float" office:value="250" table:formula="msoxl:=250*$H$23/H23" table:style-name="ce27">
            <text:p>250</text:p>
          </table:table-cell>
          <table:table-cell office:value-type="float" office:value="201.41196013289044" table:formula="msoxl:=250*(E23-H23)/($E$25-$H$23)" table:style-name="ce27">
            <text:p>201</text:p>
          </table:table-cell>
          <table:table-cell office:value-type="float" office:value="686.1934377603618" table:formula="msoxl:=K23+L23+M23" table:style-name="ce27">
            <text:p>686</text:p>
          </table:table-cell>
          <table:table-cell table:style-name="ce13"/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5">
          <table:table-cell office:value-type="float" office:value="17" table:style-name="ce37">
            <text:p>17</text:p>
          </table:table-cell>
          <table:table-cell office:value-type="string" table:style-name="ce40">
            <text:p>Вихарев А. Турков В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18.36" table:style-name="ce32">
            <text:p>18.36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6.47" table:style-name="ce52">
            <text:p>16.47</text:p>
          </table:table-cell>
          <table:table-cell table:style-name="ce34"/>
          <table:table-cell table:style-name="ce10"/>
          <table:table-cell office:value-type="float" office:value="238.81373569198752" table:formula="msoxl:=250*E24/$E$25" table:style-name="ce27">
            <text:p>239</text:p>
          </table:table-cell>
          <table:table-cell office:value-type="float" office:value="200.36429872495447" table:formula="msoxl:=250*$H$23/H24" table:style-name="ce27">
            <text:p>200</text:p>
          </table:table-cell>
          <table:table-cell office:value-type="float" office:value="78.488372093023287" table:formula="msoxl:=250*(E24-H24)/($E$25-$H$23)" table:style-name="ce27">
            <text:p>78</text:p>
          </table:table-cell>
          <table:table-cell office:value-type="float" office:value="517.66640650996521" table:formula="msoxl:=K24+L24+M24" table:style-name="ce27">
            <text:p>518</text:p>
          </table:table-cell>
          <table:table-cell table:style-name="ce13"/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5">
          <table:table-cell office:value-type="float" office:value="19" table:style-name="ce39">
            <text:p>19</text:p>
          </table:table-cell>
          <table:table-cell office:value-type="string" table:style-name="ce41">
            <text:p>Семенов В. 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19.22" table:style-name="ce50">
            <text:p>19.22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8.05" table:style-name="ce52">
            <text:p>18.05</text:p>
          </table:table-cell>
          <table:table-cell table:style-name="ce34"/>
          <table:table-cell table:style-name="ce10"/>
          <table:table-cell office:value-type="float" office:value="250.00000000000003" table:formula="msoxl:=250*E25/$E$25" table:style-name="ce27">
            <text:p>250</text:p>
          </table:table-cell>
          <table:table-cell office:value-type="float" office:value="182.82548476454292" table:formula="msoxl:=250*$H$23/H25" table:style-name="ce27">
            <text:p>183</text:p>
          </table:table-cell>
          <table:table-cell office:value-type="float" office:value="48.588039867109565" table:formula="msoxl:=250*(E25-H25)/($E$25-$H$23)" table:style-name="ce27">
            <text:p>49</text:p>
          </table:table-cell>
          <table:table-cell office:value-type="float" office:value="481.41352463165248" table:formula="msoxl:=K25+L25+M25" table:style-name="ce27">
            <text:p>481</text:p>
          </table:table-cell>
          <table:table-cell table:style-name="ce13"/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5">
          <table:table-cell office:value-type="float" office:value="18" table:style-name="ce5">
            <text:p>18</text:p>
          </table:table-cell>
          <table:table-cell office:value-type="string" table:style-name="ce41">
            <text:p>Осипов С. Васильев Д.</text:p>
          </table:table-cell>
          <table:table-cell office:value-type="string" table:style-name="ce29">
            <text:p>Лен. Обл.</text:p>
          </table:table-cell>
          <table:table-cell office:value-type="string" table:style-name="ce10">
            <text:p>PL-2</text:p>
          </table:table-cell>
          <table:table-cell office:value-type="float" office:value="19.190000000000001" table:style-name="ce32">
            <text:p>19.19</text:p>
          </table:table-cell>
          <table:table-cell office:value-type="float" office:value="0" table:style-name="ce32">
            <text:p>0</text:p>
          </table:table-cell>
          <table:table-cell table:style-name="ce33"/>
          <table:table-cell office:value-type="float" office:value="18.73" table:style-name="ce35">
            <text:p>18.73</text:p>
          </table:table-cell>
          <table:table-cell table:style-name="ce34"/>
          <table:table-cell table:style-name="ce10"/>
          <table:table-cell office:value-type="float" office:value="249.60978147762748" table:formula="msoxl:=250*E26/$E$25" table:style-name="ce27">
            <text:p>250</text:p>
          </table:table-cell>
          <table:table-cell office:value-type="float" office:value="176.18793379604912" table:formula="msoxl:=250*$H$23/H26" table:style-name="ce27">
            <text:p>176</text:p>
          </table:table-cell>
          <table:table-cell office:value-type="float" office:value="19.102990033222628" table:formula="msoxl:=250*(E26-H26)/($E$25-$H$23)" table:style-name="ce27">
            <text:p>19</text:p>
          </table:table-cell>
          <table:table-cell office:value-type="float" office:value="444.90070530689923" table:formula="msoxl:=K26+L26+M26" table:style-name="ce27">
            <text:p>445</text:p>
          </table:table-cell>
          <table:table-cell table:style-name="ce13"/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number-rows-repeated="3" table:style-name="ro1">
          <table:table-cell table:number-columns-repeated="7" table:style-name="ce1"/>
          <table:table-cell table:style-name="ce3"/>
          <table:table-cell table:number-columns-repeated="16376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5" table:style-name="ce3"/>
          <table:table-cell table:number-columns-repeated="16375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Итоговый" table:style-name="ta1">
        <table:shapes>
          <draw:frame xmlns:presentation="urn:oasis:names:tc:opendocument:xmlns:presentation:1.0" draw:z-index="1" draw:id="id13" draw:style-name="a111" draw:name="TextBox 1" svg:x="6.25387in" svg:y="0in" svg:width="3.20446in" svg:height="0.69792in">
            <draw:text-box>
              <text:p text:style-name="a106" text:class-names="" text:cond-style-name=""><text:span text:style-name="a105" text:class-names="">Кубок Ленинградской области</text:span></text:p>
              <text:p text:style-name="a108" text:class-names="" text:cond-style-name=""><text:span text:style-name="a107" text:class-names="">по спорту сверхлегкой авиации</text:span></text:p>
              <text:p text:style-name="a110" text:class-names="" text:cond-style-name=""><text:span text:style-name="a109" text:class-names="">(класс: мотопарапланы, паралеты)<text:line-break/></text:span></text:p>
            </draw:text-box>
            <svg:desc/>
          </draw:frame>
          <draw:frame xmlns:presentation="urn:oasis:names:tc:opendocument:xmlns:presentation:1.0" draw:z-index="2" draw:id="id14" draw:style-name="a114" draw:name="TextBox 2" svg:x="2.5563in" svg:y="0.53445in" svg:width="5.29213in" svg:height="0.35118in">
            <draw:text-box>
              <text:p text:style-name="a113" text:class-names="" text:cond-style-name=""><text:span text:style-name="a112" text:class-names="">Сводный протокол личный зачет</text:span></text:p>
            </draw:text-box>
            <svg:desc/>
          </draw:frame>
          <draw:frame xmlns:presentation="urn:oasis:names:tc:opendocument:xmlns:presentation:1.0" draw:z-index="3" draw:id="id15" draw:style-name="a123" draw:name="TextBox 3" svg:x="0.11929in" svg:y="0.04252in" svg:width="2.42953in" svg:height="1.01693in">
            <draw:text-box>
              <text:p text:style-name="a116" text:class-names="" text:cond-style-name=""><text:span text:style-name="a115" text:class-names="">УТВЕРЖДАЮ</text:span></text:p>
              <text:p text:style-name="a118" text:class-names="" text:cond-style-name=""><text:span text:style-name="a117" text:class-names="">Начальник соревнований</text:span></text:p>
              <text:p text:style-name="a120" text:class-names="" text:cond-style-name=""><text:span text:style-name="a119" text:class-names="">__________________Федулов А.М.<text:line-break/></text:span></text:p>
              <text:p text:style-name="a122" text:class-names="" text:cond-style-name=""><text:span text:style-name="a121" text:class-names="">________________ 2017г.</text:span></text:p>
            </draw:text-box>
            <svg:desc/>
          </draw:frame>
          <draw:frame xmlns:presentation="urn:oasis:names:tc:opendocument:xmlns:presentation:1.0" draw:z-index="4" draw:id="id16" draw:style-name="a126" draw:name="TextBox 4" svg:x="0in" svg:y="9.64528in" svg:width="4.17008in" svg:height="0.35905in">
            <draw:text-box>
              <text:p text:style-name="a125" text:class-names="" text:cond-style-name=""><text:span text:style-name="a124" text:class-names=""/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3"/>
        <table:table-column table:style-name="co36" table:default-cell-style-name="ce3"/>
        <table:table-column table:style-name="co35" table:default-cell-style-name="ce3"/>
        <table:table-column table:style-name="co34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5" table:number-columns-repeated="1000" table:default-cell-style-name="ce1"/>
        <table:table-column table:style-name="co6" table:number-columns-repeated="15370" table:default-cell-style-name="ce1"/>
        <table:table-row table:style-name="ro1">
          <table:table-cell table:number-columns-spanned="2" table:number-rows-spanned="1" table:style-name="ce14"/>
          <table:covered-table-cell/>
          <table:table-cell table:number-columns-repeated="2" table:style-name="ce2"/>
          <table:table-cell table:number-columns-repeated="2" table:style-name="ce1"/>
          <table:table-cell table:number-columns-repeated="8" table:style-name="ce3"/>
          <table:table-cell table:number-columns-repeated="16370" table:style-name="ce1"/>
        </table:table-row>
        <table:table-row table:style-name="ro1">
          <table:table-cell table:style-name="ce2"/>
          <table:table-cell table:style-name="ce4"/>
          <table:table-cell table:number-columns-repeated="2" table:style-name="ce2"/>
          <table:table-cell table:number-columns-repeated="2" table:style-name="ce1"/>
          <table:table-cell table:number-columns-repeated="8" table:style-name="ce3"/>
          <table:table-cell table:number-columns-repeated="16370" table:style-name="ce1"/>
        </table:table-row>
        <table:table-row table:style-name="ro1">
          <table:table-cell table:number-columns-repeated="4" table:style-name="ce2"/>
          <table:table-cell table:number-columns-repeated="2" table:style-name="ce1"/>
          <table:table-cell table:number-columns-repeated="8" table:style-name="ce3"/>
          <table:table-cell table:number-columns-repeated="16370" table:style-name="ce1"/>
        </table:table-row>
        <table:table-row table:style-name="ro1">
          <table:table-cell table:number-columns-spanned="3" table:number-rows-spanned="1" table:style-name="ce14"/>
          <table:covered-table-cell table:number-columns-repeated="2"/>
          <table:table-cell table:style-name="ce4"/>
          <table:table-cell table:number-columns-repeated="2" table:style-name="ce1"/>
          <table:table-cell table:number-columns-repeated="8" table:style-name="ce3"/>
          <table:table-cell table:number-columns-repeated="16370" table:style-name="ce1"/>
        </table:table-row>
        <table:table-row table:style-name="ro13">
          <table:table-cell table:style-name="ce1"/>
          <table:table-cell table:number-columns-repeated="3" table:style-name="ce4"/>
          <table:table-cell table:number-columns-repeated="2" table:style-name="ce1"/>
          <table:table-cell table:number-columns-repeated="8" table:style-name="ce3"/>
          <table:table-cell table:number-columns-repeated="16370" table:style-name="ce1"/>
        </table:table-row>
        <table:table-row table:style-name="ro14">
          <table:table-cell office:value-type="string" table:style-name="ce5">
            <text:p>Ст.№</text:p>
          </table:table-cell>
          <table:table-cell office:value-type="string" table:style-name="ce6">
            <text:p>Фамилия, И.О.</text:p>
          </table:table-cell>
          <table:table-cell office:value-type="string" table:style-name="ce6">
            <text:p>Регион</text:p>
          </table:table-cell>
          <table:table-cell office:value-type="string" table:style-name="ce7">
            <text:p>Класс СЛА</text:p>
          </table:table-cell>
          <table:table-cell office:value-type="string" table:number-columns-spanned="2" table:number-rows-spanned="1" table:style-name="ce42">
            <text:p>Упр.1<text:s/><text:span text:style-name="T2">"</text:span><text:span text:style-name="T2">Точность посадки с отключенным двигателем в круг диаметром 6,5 метра от его центра</text:span><text:span text:style-name="T2">"</text:span></text:p>
          </table:table-cell>
          <table:covered-table-cell/>
          <table:table-cell office:value-type="string" table:number-columns-spanned="2" table:number-rows-spanned="1" table:style-name="ce42">
            <text:p>Упр.2 "Слалом с вешками высотой 2м"<text:s/></text:p>
          </table:table-cell>
          <table:covered-table-cell/>
          <table:table-cell office:value-type="string" table:number-columns-spanned="2" table:number-rows-spanned="1" table:style-name="ce42">
            <text:p>Упр.3<text:s/><text:span text:style-name="T2">"</text:span><text:span text:style-name="T2">Точность взлета и посадки на ограниченной ВПП с минимальными разбегом и пробегом</text:span><text:span text:style-name="T2">"</text:span></text:p>
          </table:table-cell>
          <table:covered-table-cell/>
          <table:table-cell office:value-type="string" table:number-columns-spanned="2" table:number-rows-spanned="1" table:style-name="ce42">
            <text:p>Упр.4<text:s/><text:span text:style-name="T1">"</text:span><text:span text:style-name="T1">Длительность или продолжительность полета с ограниченным запасом топлива</text:span><text:span text:style-name="T1">"</text:span></text:p>
          </table:table-cell>
          <table:covered-table-cell/>
          <table:table-cell office:value-type="string" table:number-columns-spanned="2" table:number-rows-spanned="1" table:style-name="ce42">
            <text:p>Упр.5<text:s/><text:span text:style-name="T1">"</text:span><text:span text:style-name="T1">Самая низкая и самая высокая скорость</text:span><text:span text:style-name="T1">"</text:span></text:p>
          </table:table-cell>
          <table:covered-table-cell/>
          <table:table-cell office:value-type="string" table:style-name="ce31">
            <text:p>Итог</text:p>
          </table:table-cell>
          <table:table-cell office:value-type="string" table:style-name="ce31">
            <text:p>место</text:p>
          </table:table-cell>
          <table:table-cell table:number-columns-repeated="16368"/>
        </table:table-row>
        <table:table-row table:style-name="ro15">
          <table:table-cell table:style-name="ce5"/>
          <table:table-cell table:number-columns-repeated="2" table:style-name="ce6"/>
          <table:table-cell table:style-name="ce7"/>
          <table:table-cell office:value-type="string" table:style-name="ce36">
            <text:p>Очки</text:p>
          </table:table-cell>
          <table:table-cell office:value-type="string" table:style-name="ce36">
            <text:p>%</text:p>
          </table:table-cell>
          <table:table-cell office:value-type="string" table:style-name="ce31">
            <text:p>Очки</text:p>
          </table:table-cell>
          <table:table-cell office:value-type="string" table:style-name="ce31">
            <text:p>%</text:p>
          </table:table-cell>
          <table:table-cell office:value-type="string" table:style-name="ce31">
            <text:p>Очки</text:p>
          </table:table-cell>
          <table:table-cell office:value-type="string" table:style-name="ce31">
            <text:p>%</text:p>
          </table:table-cell>
          <table:table-cell office:value-type="string" table:style-name="ce31">
            <text:p>Очки</text:p>
          </table:table-cell>
          <table:table-cell office:value-type="string" table:style-name="ce31">
            <text:p>%</text:p>
          </table:table-cell>
          <table:table-cell office:value-type="string" table:style-name="ce31">
            <text:p>Очки</text:p>
          </table:table-cell>
          <table:table-cell office:value-type="string" table:style-name="ce31">
            <text:p>%</text:p>
          </table:table-cell>
          <table:table-cell table:number-columns-repeated="2" table:style-name="ce31"/>
          <table:table-cell table:number-columns-repeated="16368"/>
        </table:table-row>
        <table:table-row table:style-name="ro1">
          <table:table-cell office:value-type="float" office:value="5" table:style-name="ce37">
            <text:p>5</text:p>
          </table:table-cell>
          <table:table-cell office:value-type="string" table:style-name="ce29">
            <text:p>Пудов Н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500" table:formula="msoxl:=Упр_1_Точность!H8" table:style-name="ce47">
            <text:p>500</text:p>
          </table:table-cell>
          <table:table-cell table:style-name="ce38"/>
          <table:table-cell office:value-type="float" office:value="706.82539682539687" table:formula="msoxl:=Упр_2_Слалом_8!K11" table:style-name="ce47">
            <text:p>707</text:p>
          </table:table-cell>
          <table:table-cell table:style-name="ce38"/>
          <table:table-cell office:value-type="float" office:value="236.14072494669509" table:formula="msoxl:=Упр_3_Короткий_взлет!F9" table:style-name="ce47">
            <text:p>236</text:p>
          </table:table-cell>
          <table:table-cell table:style-name="ce38"/>
          <table:table-cell office:value-type="float" office:value="800" table:formula="msoxl:=Упр_4_Чистая_экономия!I8" table:style-name="ce47">
            <text:p>800</text:p>
          </table:table-cell>
          <table:table-cell table:style-name="ce38"/>
          <table:table-cell office:value-type="float" office:value="651.04441158389682" table:formula="msoxl:='Упр_5_Мини-макси'!N8" table:style-name="ce47">
            <text:p>651</text:p>
          </table:table-cell>
          <table:table-cell table:style-name="ce38"/>
          <table:table-cell office:value-type="float" office:value="2894.0105333559891" table:formula="msoxl:=E8+G8+I8+K8+M8" table:style-name="ce47">
            <text:p>2894</text:p>
          </table:table-cell>
          <table:table-cell office:value-type="float" office:value="1" table:style-name="ce44">
            <text:p>1</text:p>
          </table:table-cell>
          <table:table-cell table:number-columns-repeated="16368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string" table:style-name="ce29">
            <text:p>Морозов Д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500" table:formula="msoxl:=Упр_1_Точность!H9" table:style-name="ce47">
            <text:p>500</text:p>
          </table:table-cell>
          <table:table-cell table:style-name="ce38"/>
          <table:table-cell office:value-type="float" office:value="750" table:formula="msoxl:=Упр_2_Слалом_8!K10" table:style-name="ce47">
            <text:p>750</text:p>
          </table:table-cell>
          <table:table-cell table:style-name="ce38"/>
          <table:table-cell office:value-type="float" office:value="211.59724875811997" table:formula="msoxl:=Упр_3_Короткий_взлет!F10" table:style-name="ce47">
            <text:p>212</text:p>
          </table:table-cell>
          <table:table-cell table:style-name="ce38"/>
          <table:table-cell office:value-type="float" office:value="599.22013470400566" table:formula="msoxl:=Упр_4_Чистая_экономия!I9" table:style-name="ce47">
            <text:p>599</text:p>
          </table:table-cell>
          <table:table-cell table:style-name="ce38"/>
          <table:table-cell office:value-type="float" office:value="607.92679482280232" table:formula="msoxl:='Упр_5_Мини-макси'!N9" table:style-name="ce47">
            <text:p>608</text:p>
          </table:table-cell>
          <table:table-cell table:style-name="ce38"/>
          <table:table-cell office:value-type="float" office:value="2668.7441782849282" table:formula="msoxl:=E9+G9+I9+K9+M9" table:style-name="ce47">
            <text:p>2669</text:p>
          </table:table-cell>
          <table:table-cell office:value-type="float" office:value="2" table:style-name="ce45">
            <text:p>2</text:p>
          </table:table-cell>
          <table:table-cell table:number-columns-repeated="16368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string" table:style-name="ce29">
            <text:p>Коваленко В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500" table:formula="msoxl:=Упр_1_Точность!H10" table:style-name="ce47">
            <text:p>500</text:p>
          </table:table-cell>
          <table:table-cell table:style-name="ce38"/>
          <table:table-cell office:value-type="float" office:value="664.85681337689812" table:formula="msoxl:=Упр_2_Слалом_8!K12" table:style-name="ce47">
            <text:p>665</text:p>
          </table:table-cell>
          <table:table-cell table:style-name="ce38"/>
          <table:table-cell office:value-type="float" office:value="250" table:formula="msoxl:=Упр_3_Короткий_взлет!F8" table:style-name="ce47">
            <text:p>250</text:p>
          </table:table-cell>
          <table:table-cell table:style-name="ce38"/>
          <table:table-cell office:value-type="float" office:value="534.56221198156686" table:formula="msoxl:=Упр_4_Чистая_экономия!I10" table:style-name="ce47">
            <text:p>535</text:p>
          </table:table-cell>
          <table:table-cell table:style-name="ce38"/>
          <table:table-cell office:value-type="float" office:value="575.66330754630076" table:formula="msoxl:='Упр_5_Мини-макси'!N11" table:style-name="ce47">
            <text:p>576</text:p>
          </table:table-cell>
          <table:table-cell table:style-name="ce38"/>
          <table:table-cell office:value-type="float" office:value="2525.0823329047657" table:formula="msoxl:=E10+G10+I10+K10+M10" table:style-name="ce47">
            <text:p>2525</text:p>
          </table:table-cell>
          <table:table-cell office:value-type="float" office:value="3" table:style-name="ce44">
            <text:p>3</text:p>
          </table:table-cell>
          <table:table-cell table:number-columns-repeated="16368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string" table:style-name="ce29">
            <text:p>Столяров Е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425" table:formula="msoxl:=Упр_1_Точность!H11" table:style-name="ce47">
            <text:p>425</text:p>
          </table:table-cell>
          <table:table-cell table:style-name="ce38"/>
          <table:table-cell office:value-type="float" office:value="601.71908098419431" table:formula="msoxl:=Упр_2_Слалом_8!K13" table:style-name="ce47">
            <text:p>602</text:p>
          </table:table-cell>
          <table:table-cell table:style-name="ce38"/>
          <table:table-cell office:value-type="float" office:value="204.71349353049908" table:formula="msoxl:=Упр_3_Короткий_взлет!F12" table:style-name="ce47">
            <text:p>205</text:p>
          </table:table-cell>
          <table:table-cell table:style-name="ce38"/>
          <table:table-cell office:value-type="float" office:value="490.88975540588444" table:formula="msoxl:=Упр_4_Чистая_экономия!I11" table:style-name="ce47">
            <text:p>491</text:p>
          </table:table-cell>
          <table:table-cell table:style-name="ce38"/>
          <table:table-cell office:value-type="float" office:value="587.44018149653118" table:formula="msoxl:='Упр_5_Мини-макси'!N10" table:style-name="ce47">
            <text:p>587</text:p>
          </table:table-cell>
          <table:table-cell table:style-name="ce38"/>
          <table:table-cell office:value-type="float" office:value="2309.7625114171092" table:formula="msoxl:=E11+G11+I11+K11+M11" table:style-name="ce47">
            <text:p>2310</text:p>
          </table:table-cell>
          <table:table-cell office:value-type="float" office:value="4" table:style-name="ce46">
            <text:p>4</text:p>
          </table:table-cell>
          <table:table-cell table:number-columns-repeated="16368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string" table:style-name="ce29">
            <text:p>Смирнов С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350" table:formula="msoxl:=Упр_1_Точность!H12" table:style-name="ce47">
            <text:p>350</text:p>
          </table:table-cell>
          <table:table-cell table:style-name="ce38"/>
          <table:table-cell office:value-type="float" office:value="591.26482213438737" table:formula="msoxl:=Упр_2_Слалом_8!K14" table:style-name="ce47">
            <text:p>591</text:p>
          </table:table-cell>
          <table:table-cell table:style-name="ce38"/>
          <table:table-cell office:value-type="float" office:value="207.00934579439252" table:formula="msoxl:=Упр_3_Короткий_взлет!F11" table:style-name="ce47">
            <text:p>207</text:p>
          </table:table-cell>
          <table:table-cell table:style-name="ce38"/>
          <table:table-cell office:value-type="float" office:value="457.99361928394188" table:formula="msoxl:=Упр_4_Чистая_экономия!I12" table:style-name="ce47">
            <text:p>458</text:p>
          </table:table-cell>
          <table:table-cell table:style-name="ce38"/>
          <table:table-cell office:value-type="float" office:value="527.02014494113166" table:formula="msoxl:='Упр_5_Мини-макси'!N13" table:style-name="ce47">
            <text:p>527</text:p>
          </table:table-cell>
          <table:table-cell table:style-name="ce38"/>
          <table:table-cell office:value-type="float" office:value="2133.2879321538535" table:formula="msoxl:=E12+G12+I12+K12+M12" table:style-name="ce47">
            <text:p>2133</text:p>
          </table:table-cell>
          <table:table-cell office:value-type="float" office:value="5" table:style-name="ce46">
            <text:p>5</text:p>
          </table:table-cell>
          <table:table-cell table:number-columns-repeated="16368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string" table:style-name="ce29">
            <text:p>Агер Р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350" table:formula="msoxl:=Упр_1_Точность!H13" table:style-name="ce47">
            <text:p>350</text:p>
          </table:table-cell>
          <table:table-cell table:style-name="ce38"/>
          <table:table-cell office:value-type="float" office:value="580.60192985143203" table:formula="msoxl:=Упр_2_Слалом_8!K15" table:style-name="ce47">
            <text:p>581</text:p>
          </table:table-cell>
          <table:table-cell table:style-name="ce38"/>
          <table:table-cell office:value-type="float" office:value="187.39424703891709" table:formula="msoxl:=Упр_3_Короткий_взлет!F13" table:style-name="ce47">
            <text:p>187</text:p>
          </table:table-cell>
          <table:table-cell table:style-name="ce38"/>
          <table:table-cell office:value-type="float" office:value="376.88762850053172" table:formula="msoxl:=Упр_4_Чистая_экономия!I13" table:style-name="ce47">
            <text:p>377</text:p>
          </table:table-cell>
          <table:table-cell table:style-name="ce38"/>
          <table:table-cell office:value-type="float" office:value="536.8326194547368" table:formula="msoxl:='Упр_5_Мини-макси'!N12" table:style-name="ce47">
            <text:p>537</text:p>
          </table:table-cell>
          <table:table-cell table:style-name="ce38"/>
          <table:table-cell office:value-type="float" office:value="2031.7164248456174" table:formula="msoxl:=E13+G13+I13+K13+M13" table:style-name="ce47">
            <text:p>2032</text:p>
          </table:table-cell>
          <table:table-cell office:value-type="float" office:value="6" table:style-name="ce46">
            <text:p>6</text:p>
          </table:table-cell>
          <table:table-cell table:number-columns-repeated="16368"/>
        </table:table-row>
        <table:table-row table:style-name="ro1">
          <table:table-cell office:value-type="float" office:value="3" table:style-name="ce37">
            <text:p>3</text:p>
          </table:table-cell>
          <table:table-cell office:value-type="string" table:style-name="ce29">
            <text:p>Ил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250" table:formula="msoxl:=Упр_1_Точность!H14" table:style-name="ce47">
            <text:p>250</text:p>
          </table:table-cell>
          <table:table-cell table:style-name="ce38"/>
          <table:table-cell office:value-type="float" office:value="561.83184050852356" table:formula="msoxl:=Упр_2_Слалом_8!K16" table:style-name="ce47">
            <text:p>562</text:p>
          </table:table-cell>
          <table:table-cell table:style-name="ce38"/>
          <table:table-cell office:value-type="float" office:value="171.70542635658916" table:formula="msoxl:=Упр_3_Короткий_взлет!F15" table:style-name="ce47">
            <text:p>172</text:p>
          </table:table-cell>
          <table:table-cell table:style-name="ce38"/>
          <table:table-cell office:value-type="float" office:value="374.05175469691596" table:formula="msoxl:=Упр_4_Чистая_экономия!I14" table:style-name="ce47">
            <text:p>374</text:p>
          </table:table-cell>
          <table:table-cell table:style-name="ce38"/>
          <table:table-cell office:value-type="float" office:value="400.00781281481147" table:formula="msoxl:='Упр_5_Мини-макси'!N15" table:style-name="ce47">
            <text:p>400</text:p>
          </table:table-cell>
          <table:table-cell table:style-name="ce38"/>
          <table:table-cell office:value-type="float" office:value="1757.5968343768404" table:formula="msoxl:=E14+G14+I14+K14+M14" table:style-name="ce47">
            <text:p>1758</text:p>
          </table:table-cell>
          <table:table-cell office:value-type="float" office:value="8" table:style-name="ce46">
            <text:p>8</text:p>
          </table:table-cell>
          <table:table-cell table:number-columns-repeated="16368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4">
            <text:p>Козырев А.</text:p>
          </table:table-cell>
          <table:table-cell office:value-type="string" table:style-name="ce29">
            <text:p>Лен. Обл.</text:p>
          </table:table-cell>
          <table:table-cell office:value-type="string" table:style-name="ce34">
            <text:p>PF-1</text:p>
          </table:table-cell>
          <table:table-cell office:value-type="float" office:value="250" table:formula="msoxl:=Упр_1_Точность!H15" table:style-name="ce47">
            <text:p>250</text:p>
          </table:table-cell>
          <table:table-cell table:style-name="ce38"/>
          <table:table-cell office:value-type="float" office:value="499.91316429315737" table:formula="msoxl:=Упр_2_Слалом_8!K17" table:style-name="ce47">
            <text:p>500</text:p>
          </table:table-cell>
          <table:table-cell table:style-name="ce38"/>
          <table:table-cell office:value-type="float" office:value="175.40386442825468" table:formula="msoxl:=Упр_3_Короткий_взлет!F14" table:style-name="ce47">
            <text:p>175</text:p>
          </table:table-cell>
          <table:table-cell table:style-name="ce38"/>
          <table:table-cell office:value-type="float" office:value="314.78199220134707" table:formula="msoxl:=Упр_4_Чистая_экономия!I15" table:style-name="ce47">
            <text:p>315</text:p>
          </table:table-cell>
          <table:table-cell table:style-name="ce38"/>
          <table:table-cell office:value-type="float" office:value="530.9302760648327" table:formula="msoxl:='Упр_5_Мини-макси'!N14" table:style-name="ce47">
            <text:p>531</text:p>
          </table:table-cell>
          <table:table-cell table:style-name="ce38"/>
          <table:table-cell office:value-type="float" office:value="1771.0292969875918" table:formula="msoxl:=E15+G15+I15+K15+M15" table:style-name="ce47">
            <text:p>1771</text:p>
          </table:table-cell>
          <table:table-cell office:value-type="float" office:value="7" table:style-name="ce46">
            <text:p>7</text:p>
          </table:table-cell>
          <table:table-cell table:number-columns-repeated="16368" table:style-name="ce3"/>
        </table:table-row>
        <table:table-row table:style-name="ro1">
          <table:table-cell office:value-type="float" office:value="9" table:style-name="ce37">
            <text:p>9</text:p>
          </table:table-cell>
          <table:table-cell office:value-type="string" table:style-name="ce29">
            <text:p>Храмченко С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250" table:formula="msoxl:=Упр_1_Точность!H16" table:style-name="ce47">
            <text:p>250</text:p>
          </table:table-cell>
          <table:table-cell table:style-name="ce38"/>
          <table:table-cell office:value-type="float" office:value="314.28319587842873" table:formula="msoxl:=Упр_2_Слалом_8!K18" table:style-name="ce47">
            <text:p>314</text:p>
          </table:table-cell>
          <table:table-cell table:style-name="ce38"/>
          <table:table-cell office:value-type="float" office:value="170.01842186060793" table:formula="msoxl:=Упр_3_Короткий_взлет!F16" table:style-name="ce47">
            <text:p>170</text:p>
          </table:table-cell>
          <table:table-cell table:style-name="ce38"/>
          <table:table-cell office:value-type="float" office:value="128.18149592343141" table:formula="msoxl:=Упр_4_Чистая_экономия!I16" table:style-name="ce47">
            <text:p>128</text:p>
          </table:table-cell>
          <table:table-cell table:style-name="ce38"/>
          <table:table-cell office:value-type="float" office:value="612.8414431704897" table:formula="msoxl:='Упр_5_Мини-макси'!N16" table:style-name="ce47">
            <text:p>613</text:p>
          </table:table-cell>
          <table:table-cell table:style-name="ce38"/>
          <table:table-cell office:value-type="float" office:value="1475.3245568329576" table:formula="msoxl:=E16+G16+I16+K16+M16" table:style-name="ce47">
            <text:p>1475</text:p>
          </table:table-cell>
          <table:table-cell office:value-type="float" office:value="9" table:style-name="ce46">
            <text:p>9</text:p>
          </table:table-cell>
          <table:table-cell table:number-columns-repeated="16368"/>
        </table:table-row>
        <table:table-row table:style-name="ro1">
          <table:table-cell office:value-type="float" office:value="7" table:style-name="ce37">
            <text:p>7</text:p>
          </table:table-cell>
          <table:table-cell office:value-type="string" table:style-name="ce29">
            <text:p>Агантаев Е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F-1</text:p>
          </table:table-cell>
          <table:table-cell office:value-type="float" office:value="250" table:formula="msoxl:=Упр_1_Точность!H17" table:style-name="ce47">
            <text:p>250</text:p>
          </table:table-cell>
          <table:table-cell table:style-name="ce38"/>
          <table:table-cell office:value-type="float" office:value="226.10913441323851" table:formula="msoxl:=Упр_2_Слалом_8!K19" table:style-name="ce47">
            <text:p>226</text:p>
          </table:table-cell>
          <table:table-cell table:style-name="ce38"/>
          <table:table-cell office:value-type="float" office:value="163.34808259587021" table:formula="msoxl:=Упр_3_Короткий_взлет!F17" table:style-name="ce47">
            <text:p>163</text:p>
          </table:table-cell>
          <table:table-cell table:style-name="ce38"/>
          <table:table-cell office:value-type="float" office:value="65.50868486352357" table:formula="msoxl:=Упр_4_Чистая_экономия!I17" table:style-name="ce47">
            <text:p>66</text:p>
          </table:table-cell>
          <table:table-cell table:style-name="ce38"/>
          <table:table-cell office:value-type="float" office:value="466.52509445658211" table:formula="msoxl:='Упр_5_Мини-макси'!N17" table:style-name="ce47">
            <text:p>467</text:p>
          </table:table-cell>
          <table:table-cell table:style-name="ce38"/>
          <table:table-cell office:value-type="float" office:value="1171.4909963292143" table:formula="msoxl:=E17+G17+I17+K17+M17" table:style-name="ce47">
            <text:p>1171</text:p>
          </table:table-cell>
          <table:table-cell office:value-type="float" office:value="10" table:style-name="ce43">
            <text:p>10</text:p>
          </table:table-cell>
          <table:table-cell table:number-columns-repeated="16368"/>
        </table:table-row>
        <table:table-row table:style-name="ro1">
          <table:table-cell office:value-type="float" office:value="13" table:style-name="ce37">
            <text:p>13</text:p>
          </table:table-cell>
          <table:table-cell office:value-type="string" table:style-name="ce29">
            <text:p>Бычков А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1</text:p>
          </table:table-cell>
          <table:table-cell office:value-type="float" office:value="425" table:formula="msoxl:=Упр_1_Точность!H18" table:style-name="ce47">
            <text:p>425</text:p>
          </table:table-cell>
          <table:table-cell table:style-name="ce38"/>
          <table:table-cell office:value-type="float" office:value="717.03502528563399" table:formula="msoxl:=Упр_2_Слалом_8!K21" table:style-name="ce47">
            <text:p>717</text:p>
          </table:table-cell>
          <table:table-cell table:style-name="ce38"/>
          <table:table-cell office:value-type="float" office:value="241.11111111111111" table:formula="msoxl:=Упр_3_Короткий_взлет!F19" table:style-name="ce47">
            <text:p>241</text:p>
          </table:table-cell>
          <table:table-cell table:style-name="ce38"/>
          <table:table-cell office:value-type="float" office:value="800" table:formula="msoxl:=Упр_4_Чистая_экономия!I18" table:style-name="ce47">
            <text:p>800</text:p>
          </table:table-cell>
          <table:table-cell table:style-name="ce38"/>
          <table:table-cell office:value-type="float" office:value="600.10701685706499" table:formula="msoxl:='Упр_5_Мини-макси'!N19" table:style-name="ce47">
            <text:p>600</text:p>
          </table:table-cell>
          <table:table-cell table:style-name="ce38"/>
          <table:table-cell office:value-type="float" office:value="2783.2531532538101" table:formula="msoxl:=E18+G18+I18+K18+M18" table:style-name="ce47">
            <text:p>2783</text:p>
          </table:table-cell>
          <table:table-cell office:value-type="float" office:value="1" table:style-name="ce44">
            <text:p>1</text:p>
          </table:table-cell>
          <table:table-cell table:number-columns-repeated="16368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4">
            <text:p>Коваленко Н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1</text:p>
          </table:table-cell>
          <table:table-cell office:value-type="float" office:value="350" table:formula="msoxl:=Упр_1_Точность!H19" table:style-name="ce47">
            <text:p>350</text:p>
          </table:table-cell>
          <table:table-cell table:style-name="ce38"/>
          <table:table-cell office:value-type="float" office:value="619.79089426071482" table:formula="msoxl:=Упр_2_Слалом_8!K22" table:style-name="ce47">
            <text:p>620</text:p>
          </table:table-cell>
          <table:table-cell table:style-name="ce38"/>
          <table:table-cell office:value-type="float" office:value="201.5151515151515" table:formula="msoxl:=Упр_3_Короткий_взлет!F20" table:style-name="ce47">
            <text:p>202</text:p>
          </table:table-cell>
          <table:table-cell table:style-name="ce38"/>
          <table:table-cell office:value-type="float" office:value="513.78299120234601" table:formula="msoxl:=Упр_4_Чистая_экономия!I19" table:style-name="ce47">
            <text:p>514</text:p>
          </table:table-cell>
          <table:table-cell table:style-name="ce38"/>
          <table:table-cell office:value-type="float" office:value="619.88374098358872" table:formula="msoxl:='Упр_5_Мини-макси'!N18" table:style-name="ce47">
            <text:p>620</text:p>
          </table:table-cell>
          <table:table-cell table:style-name="ce38"/>
          <table:table-cell office:value-type="float" office:value="2304.9727779618011" table:formula="msoxl:=E19+G19+I19+K19+M19" table:style-name="ce47">
            <text:p>2305</text:p>
          </table:table-cell>
          <table:table-cell office:value-type="float" office:value="2" table:style-name="ce45">
            <text:p>2</text:p>
          </table:table-cell>
          <table:table-cell table:number-columns-repeated="16368" table:style-name="ce3"/>
        </table:table-row>
        <table:table-row table:style-name="ro1">
          <table:table-cell office:value-type="float" office:value="12" table:style-name="ce37">
            <text:p>12</text:p>
          </table:table-cell>
          <table:table-cell office:value-type="string" table:style-name="ce29">
            <text:p>Николаев В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1</text:p>
          </table:table-cell>
          <table:table-cell office:value-type="float" office:value="250" table:formula="msoxl:=Упр_1_Точность!H20" table:style-name="ce47">
            <text:p>250</text:p>
          </table:table-cell>
          <table:table-cell table:style-name="ce38"/>
          <table:table-cell office:value-type="float" office:value="750" table:formula="msoxl:=Упр_2_Слалом_8!K20" table:style-name="ce47">
            <text:p>750</text:p>
          </table:table-cell>
          <table:table-cell table:style-name="ce38"/>
          <table:table-cell office:value-type="float" office:value="250" table:formula="msoxl:=Упр_3_Короткий_взлет!F18" table:style-name="ce47">
            <text:p>250</text:p>
          </table:table-cell>
          <table:table-cell table:style-name="ce38"/>
          <table:table-cell office:value-type="float" office:value="365.1026392961877" table:formula="msoxl:=Упр_4_Чистая_экономия!I20" table:style-name="ce47">
            <text:p>365</text:p>
          </table:table-cell>
          <table:table-cell table:style-name="ce38"/>
          <table:table-cell office:value-type="float" office:value="496.79273846659521" table:formula="msoxl:='Упр_5_Мини-макси'!N20" table:style-name="ce47">
            <text:p>497</text:p>
          </table:table-cell>
          <table:table-cell table:style-name="ce38"/>
          <table:table-cell office:value-type="float" office:value="2111.895377762783" table:formula="msoxl:=E20+G20+I20+K20+M20" table:style-name="ce47">
            <text:p>2112</text:p>
          </table:table-cell>
          <table:table-cell office:value-type="float" office:value="3" table:style-name="ce44">
            <text:p>3</text:p>
          </table:table-cell>
          <table:table-cell table:number-columns-repeated="16368"/>
        </table:table-row>
        <table:table-row table:style-name="ro1">
          <table:table-cell office:value-type="float" office:value="15" table:style-name="ce37">
            <text:p>15</text:p>
          </table:table-cell>
          <table:table-cell office:value-type="string" table:style-name="ce29">
            <text:p>Ньорба В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1</text:p>
          </table:table-cell>
          <table:table-cell office:value-type="float" office:value="250" table:formula="msoxl:=Упр_1_Точность!H21" table:style-name="ce47">
            <text:p>250</text:p>
          </table:table-cell>
          <table:table-cell table:style-name="ce38"/>
          <table:table-cell office:value-type="float" office:value="581.62654608325579" table:formula="msoxl:=Упр_2_Слалом_8!K23" table:style-name="ce47">
            <text:p>582</text:p>
          </table:table-cell>
          <table:table-cell table:style-name="ce38"/>
          <table:table-cell office:value-type="float" office:value="179.41688424717145" table:formula="msoxl:=Упр_3_Короткий_взлет!F21" table:style-name="ce47">
            <text:p>179</text:p>
          </table:table-cell>
          <table:table-cell table:style-name="ce38"/>
          <table:table-cell office:value-type="float" office:value="270.67448680351907" table:formula="msoxl:=Упр_4_Чистая_экономия!I21" table:style-name="ce47">
            <text:p>271</text:p>
          </table:table-cell>
          <table:table-cell table:style-name="ce38"/>
          <table:table-cell office:value-type="float" office:value="420.25777728907593" table:formula="msoxl:='Упр_5_Мини-макси'!N21" table:style-name="ce47">
            <text:p>420</text:p>
          </table:table-cell>
          <table:table-cell table:style-name="ce38"/>
          <table:table-cell office:value-type="float" office:value="1701.9756944230221" table:formula="msoxl:=E21+G21+I21+K21+M21" table:style-name="ce47">
            <text:p>1702</text:p>
          </table:table-cell>
          <table:table-cell office:value-type="float" office:value="4" table:style-name="ce46">
            <text:p>4</text:p>
          </table:table-cell>
          <table:table-cell table:number-columns-repeated="16368"/>
        </table:table-row>
        <table:table-row table:style-name="ro1">
          <table:table-cell office:value-type="float" office:value="11" table:style-name="ce37">
            <text:p>11</text:p>
          </table:table-cell>
          <table:table-cell office:value-type="string" table:style-name="ce29">
            <text:p>Войлов Ю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1</text:p>
          </table:table-cell>
          <table:table-cell office:value-type="float" office:value="250" table:formula="msoxl:=Упр_1_Точность!H22" table:style-name="ce47">
            <text:p>250</text:p>
          </table:table-cell>
          <table:table-cell table:style-name="ce38"/>
          <table:table-cell office:value-type="float" office:value="571.45159211035195" table:formula="msoxl:=Упр_2_Слалом_8!K24" table:style-name="ce47">
            <text:p>571</text:p>
          </table:table-cell>
          <table:table-cell table:style-name="ce38"/>
          <table:table-cell office:value-type="float" office:value="167.2480934609768" table:formula="msoxl:=Упр_3_Короткий_взлет!F22" table:style-name="ce47">
            <text:p>167</text:p>
          </table:table-cell>
          <table:table-cell table:style-name="ce38"/>
          <table:table-cell office:value-type="float" office:value="258.65102639296185" table:formula="msoxl:=Упр_4_Чистая_экономия!I22" table:style-name="ce47">
            <text:p>259</text:p>
          </table:table-cell>
          <table:table-cell table:style-name="ce38"/>
          <table:table-cell office:value-type="float" office:value="382.44504850786012" table:formula="msoxl:='Упр_5_Мини-макси'!N22" table:style-name="ce47">
            <text:p>382</text:p>
          </table:table-cell>
          <table:table-cell table:style-name="ce38"/>
          <table:table-cell office:value-type="float" office:value="1629.7957604721505" table:formula="msoxl:=E22+G22+I22+K22+M22" table:style-name="ce47">
            <text:p>1630</text:p>
          </table:table-cell>
          <table:table-cell office:value-type="float" office:value="5" table:style-name="ce46">
            <text:p>5</text:p>
          </table:table-cell>
          <table:table-cell table:number-columns-repeated="16368"/>
        </table:table-row>
        <table:table-row table:style-name="ro5">
          <table:table-cell office:value-type="float" office:value="16" table:style-name="ce37">
            <text:p>16</text:p>
          </table:table-cell>
          <table:table-cell office:value-type="string" table:style-name="ce40">
            <text:p>Лукашенко В. Корсунцев С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2</text:p>
          </table:table-cell>
          <table:table-cell office:value-type="float" office:value="500" table:formula="msoxl:=Упр_1_Точность!H23" table:style-name="ce47">
            <text:p>500</text:p>
          </table:table-cell>
          <table:table-cell table:style-name="ce38"/>
          <table:table-cell office:value-type="float" office:value="714.42789264158205" table:formula="msoxl:=Упр_2_Слалом_8!K26" table:style-name="ce47">
            <text:p>714</text:p>
          </table:table-cell>
          <table:table-cell table:style-name="ce38"/>
          <table:table-cell office:value-type="float" office:value="217.89473684210526" table:formula="msoxl:=Упр_3_Короткий_взлет!F25" table:style-name="ce47">
            <text:p>218</text:p>
          </table:table-cell>
          <table:table-cell table:style-name="ce38"/>
          <table:table-cell office:value-type="float" office:value="800" table:formula="msoxl:=Упр_4_Чистая_экономия!I23" table:style-name="ce47">
            <text:p>800</text:p>
          </table:table-cell>
          <table:table-cell table:style-name="ce38"/>
          <table:table-cell office:value-type="float" office:value="686.1934377603618" table:formula="msoxl:='Упр_5_Мини-макси'!N23" table:style-name="ce47">
            <text:p>686</text:p>
          </table:table-cell>
          <table:table-cell table:style-name="ce38"/>
          <table:table-cell office:value-type="float" office:value="2918.5160672440488" table:formula="msoxl:=E23+G23+I23+K23+M23" table:style-name="ce47">
            <text:p>2919</text:p>
          </table:table-cell>
          <table:table-cell office:value-type="float" office:value="1" table:style-name="ce44">
            <text:p>1</text:p>
          </table:table-cell>
          <table:table-cell table:number-columns-repeated="16368"/>
        </table:table-row>
        <table:table-row table:style-name="ro5">
          <table:table-cell office:value-type="float" office:value="17" table:style-name="ce37">
            <text:p>17</text:p>
          </table:table-cell>
          <table:table-cell office:value-type="string" table:style-name="ce40">
            <text:p>Вихарев А. Турков В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2</text:p>
          </table:table-cell>
          <table:table-cell office:value-type="float" office:value="425" table:formula="msoxl:=Упр_1_Точность!H24" table:style-name="ce47">
            <text:p>425</text:p>
          </table:table-cell>
          <table:table-cell table:style-name="ce38"/>
          <table:table-cell office:value-type="float" office:value="750" table:formula="msoxl:=Упр_2_Слалом_8!K25" table:style-name="ce47">
            <text:p>750</text:p>
          </table:table-cell>
          <table:table-cell table:style-name="ce38"/>
          <table:table-cell office:value-type="float" office:value="250" table:formula="msoxl:=Упр_3_Короткий_взлет!F23" table:style-name="ce47">
            <text:p>250</text:p>
          </table:table-cell>
          <table:table-cell table:style-name="ce38"/>
          <table:table-cell office:value-type="float" office:value="433.25415676959619" table:formula="msoxl:=Упр_4_Чистая_экономия!I25" table:style-name="ce47">
            <text:p>433</text:p>
          </table:table-cell>
          <table:table-cell table:style-name="ce38"/>
          <table:table-cell office:value-type="float" office:value="517.66640650996521" table:formula="msoxl:='Упр_5_Мини-макси'!N24" table:style-name="ce47">
            <text:p>518</text:p>
          </table:table-cell>
          <table:table-cell table:style-name="ce38"/>
          <table:table-cell office:value-type="float" office:value="2375.9205632795615" table:formula="msoxl:=E24+G24+I24+K24+M24" table:style-name="ce47">
            <text:p>2376</text:p>
          </table:table-cell>
          <table:table-cell office:value-type="float" office:value="2" table:style-name="ce45">
            <text:p>2</text:p>
          </table:table-cell>
          <table:table-cell table:number-columns-repeated="16368"/>
        </table:table-row>
        <table:table-row table:style-name="ro5">
          <table:table-cell office:value-type="float" office:value="19" table:style-name="ce39">
            <text:p>19</text:p>
          </table:table-cell>
          <table:table-cell office:value-type="string" table:style-name="ce41">
            <text:p>Семенов В. Ларионов А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2</text:p>
          </table:table-cell>
          <table:table-cell office:value-type="float" office:value="425" table:formula="msoxl:=Упр_1_Точность!H25" table:style-name="ce47">
            <text:p>425</text:p>
          </table:table-cell>
          <table:table-cell table:style-name="ce38"/>
          <table:table-cell office:value-type="float" office:value="706.45588792124181" table:formula="msoxl:=Упр_2_Слалом_8!K27" table:style-name="ce47">
            <text:p>706</text:p>
          </table:table-cell>
          <table:table-cell table:style-name="ce38"/>
          <table:table-cell office:value-type="float" office:value="231.02678571428572" table:formula="msoxl:=Упр_3_Короткий_взлет!F24" table:style-name="ce47">
            <text:p>231</text:p>
          </table:table-cell>
          <table:table-cell table:style-name="ce38"/>
          <table:table-cell office:value-type="float" office:value="640.38004750593825" table:formula="msoxl:=Упр_4_Чистая_экономия!I24" table:style-name="ce47">
            <text:p>640</text:p>
          </table:table-cell>
          <table:table-cell table:style-name="ce38"/>
          <table:table-cell office:value-type="float" office:value="481.41352463165248" table:formula="msoxl:='Упр_5_Мини-макси'!N25" table:style-name="ce47">
            <text:p>481</text:p>
          </table:table-cell>
          <table:table-cell table:style-name="ce38"/>
          <table:table-cell office:value-type="float" office:value="2484.2762457731183" table:formula="msoxl:=E25+G25+I25+K25+M25" table:style-name="ce47">
            <text:p>2484</text:p>
          </table:table-cell>
          <table:table-cell office:value-type="float" office:value="3" table:style-name="ce44">
            <text:p>3</text:p>
          </table:table-cell>
          <table:table-cell table:number-columns-repeated="16368" table:style-name="ce3"/>
        </table:table-row>
        <table:table-row table:style-name="ro5">
          <table:table-cell office:value-type="float" office:value="18" table:style-name="ce39">
            <text:p>18</text:p>
          </table:table-cell>
          <table:table-cell office:value-type="string" table:style-name="ce41">
            <text:p>Осипов С. Васильев Д.</text:p>
          </table:table-cell>
          <table:table-cell office:value-type="string" table:style-name="ce29">
            <text:p>Лен. Обл.</text:p>
          </table:table-cell>
          <table:table-cell office:value-type="string" table:style-name="ce29">
            <text:p>PL-2</text:p>
          </table:table-cell>
          <table:table-cell office:value-type="float" office:value="250" table:formula="msoxl:=Упр_1_Точность!H26" table:style-name="ce47">
            <text:p>250</text:p>
          </table:table-cell>
          <table:table-cell table:style-name="ce38"/>
          <table:table-cell office:value-type="float" office:value="678.14016810702014" table:formula="msoxl:=Упр_2_Слалом_8!K28" table:style-name="ce47">
            <text:p>678</text:p>
          </table:table-cell>
          <table:table-cell table:style-name="ce38"/>
          <table:table-cell office:value-type="float" office:value="210.08119079837618" table:formula="msoxl:=Упр_3_Короткий_взлет!F26" table:style-name="ce47">
            <text:p>210</text:p>
          </table:table-cell>
          <table:table-cell table:style-name="ce38"/>
          <table:table-cell office:value-type="float" office:value="416.15201900237531" table:formula="msoxl:=Упр_4_Чистая_экономия!I26" table:style-name="ce47">
            <text:p>416</text:p>
          </table:table-cell>
          <table:table-cell table:style-name="ce38"/>
          <table:table-cell office:value-type="float" office:value="444.90070530689923" table:formula="msoxl:='Упр_5_Мини-макси'!N26" table:style-name="ce47">
            <text:p>445</text:p>
          </table:table-cell>
          <table:table-cell table:style-name="ce38"/>
          <table:table-cell office:value-type="float" office:value="1999.2740832146708" table:formula="msoxl:=E26+G26+I26+K26+M26" table:style-name="ce47">
            <text:p>1999</text:p>
          </table:table-cell>
          <table:table-cell office:value-type="float" office:value="4" table:style-name="ce46">
            <text:p>4</text:p>
          </table:table-cell>
          <table:table-cell table:number-columns-repeated="16368" table:style-name="ce3"/>
        </table:table-row>
        <table:table-row table:number-rows-repeated="104855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  <style:font-face style:name="Arial Cyr1" svg:font-family="&quot;Arial Cyr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number:time-style style:name="N38P0">
      <number:hours/>
      <number:text>:</number:text>
      <number:minutes number:style="long"/>
      <number:text>:</number:text>
      <number:seconds number:style="long"/>
    </number:time-style>
    <number:text-style style:name="N38">
      <number:text-content/>
      <style:map style:condition="value()&gt;=0" style:apply-style-name="N38P0"/>
    </number:text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18110236220472in" fo:margin-bottom="0.078740157480315in" fo:margin-left="0.196850393700787in" fo:margin-right="0.196850393700787in" style:print-orientation="landscape" style:print-page-order="ltr" style:first-page-number="1" style:scale-to="11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18110236220472in" fo:margin-bottom="0.0783464566929134in" fo:margin-left="0.196456692913386in" fo:margin-right="0.196456692913386in" style:print-orientation="portrait" style:print-page-order="ltr" style:first-page-number="1" style:scale-to="11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min</meta:initial-creator>
    <dc:creator>root</dc:creator>
    <meta:creation-date>2009-04-16T11:32:48Z</meta:creation-date>
    <dc:date>2017-12-03T22:09:21Z</dc:date>
    <meta:print-date>2017-11-26T14:39:14Z</meta:print-date>
    <meta:editing-cycles>122</meta:editing-cycles>
    <meta:editing-duration>PT83801S</meta:editing-duration>
    <meta:user-defined meta:name="Info 1"/>
    <meta:user-defined meta:name="Info 2"/>
    <meta:user-defined meta:name="Info 3"/>
    <meta:user-defined meta:name="Info 4"/>
  </office:meta>
</office:document-meta>
</file>